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507cm"/>
    </style:style>
    <style:style style:name="co2" style:family="table-column">
      <style:table-column-properties fo:break-before="auto" style:column-width="3.468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3.948cm"/>
    </style:style>
    <style:style style:name="co5" style:family="table-column">
      <style:table-column-properties fo:break-before="auto" style:column-width="3.842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99cm"/>
    </style:style>
    <style:style style:name="co8" style:family="table-column">
      <style:table-column-properties fo:break-before="auto" style:column-width="2.699cm"/>
    </style:style>
    <style:style style:name="co9" style:family="table-column">
      <style:table-column-properties fo:break-before="auto" style:column-width="4.075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2.387cm"/>
    </style:style>
    <style:style style:name="co12" style:family="table-column">
      <style:table-column-properties fo:break-before="auto" style:column-width="2.43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1" style:family="table-cell" style:parent-style-name="Default" style:data-style-name="N37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" style:family="table-cell" style:parent-style-name="Default" style:data-style-name="N37">
      <style:table-cell-properties fo:background-color="#ffffff"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text-align-source="fix" style:repeat-content="false" fo:border="0.74pt solid #000000" style:vertical-align="automatic"/>
      <style:paragraph-properties fo:text-align="center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ffffff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size="12pt" style:text-underline-style="solid" style:text-underline-width="auto" style:text-underline-color="font-color" style:font-size-asian="12pt" style:font-size-complex="12pt"/>
    </style:style>
    <style:style style:name="ce40" style:family="table-cell" style:parent-style-name="Default" style:data-style-name="N0"/>
    <style:style style:name="ce41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0">
      <style:text-properties fo:font-weight="bold" style:font-weight-asian="bold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0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 style:data-style-name="N104">
      <style:table-cell-properties fo:background-color="#fff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58" style:family="table-cell" style:parent-style-name="Default" style:data-style-name="N104"/>
    <style:style style:name="ce59" style:family="table-cell" style:parent-style-name="Default" style:data-style-name="N0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 style:data-style-name="N104">
      <style:table-cell-properties fo:background-color="#ff80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fo:background-color="#81d41a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0" style:family="table-cell" style:parent-style-name="Default" style:data-style-name="N104">
      <style:table-cell-properties fo:background-color="#729fcf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 style:data-style-name="N104">
      <style:table-cell-properties fo:background-color="#b3cac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0" style:family="table-cell" style:parent-style-name="Default" style:data-style-name="N104">
      <style:table-cell-properties fo:background-color="#ffbf00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2" style:family="table-cell" style:parent-style-name="Default" style:data-style-name="N104">
      <style:table-cell-properties fo:background-color="#d62e4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4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5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4"/>
        <table:table-column table:style-name="co3" table:default-cell-style-name="ce34"/>
        <table:table-column table:style-name="co4" table:default-cell-style-name="ce34"/>
        <table:table-column table:style-name="co5" table:default-cell-style-name="ce34"/>
        <table:table-column table:style-name="co4" table:number-columns-repeated="16379" table:default-cell-style-name="ce10"/>
        <table:table-row table:style-name="ro1">
          <table:table-cell table:style-name="ce2" office:value-type="string" calcext:value-type="string">
            <text:p>DATA</text:p>
          </table:table-cell>
          <table:table-cell table:style-name="ce8" office:value-type="string" calcext:value-type="string">
            <text:p>ARTIGO</text:p>
          </table:table-cell>
          <table:table-cell table:style-name="ce8" office:value-type="string" calcext:value-type="string">
            <text:p>MAQUINA</text:p>
          </table:table-cell>
          <table:table-cell table:style-name="ce8" office:value-type="string" calcext:value-type="string">
            <text:p>PESO</text:p>
          </table:table-cell>
          <table:table-cell table:style-name="ce8" office:value-type="string" calcext:value-type="string">
            <text:p>METRAGEM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2.4" calcext:value-type="float">
            <text:p>2,4</text:p>
          </table:table-cell>
          <table:table-cell table:formula="of:=[.D2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8.6" calcext:value-type="float">
            <text:p>18,6</text:p>
          </table:table-cell>
          <table:table-cell table:formula="of:=[.D4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4" calcext:value-type="float">
            <text:p>2,4</text:p>
          </table:table-cell>
          <table:table-cell table:formula="of:=[.D5]*[Planilha2.C$10]" office:value-type="float" office:value="998.4" calcext:value-type="float">
            <text:p>998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8" calcext:value-type="float">
            <text:p>7,8</text:p>
          </table:table-cell>
          <table:table-cell table:formula="of:=[.D6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7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8" calcext:value-type="float">
            <text:p>7,8</text:p>
          </table:table-cell>
          <table:table-cell table:formula="of:=[.D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9" calcext:value-type="float">
            <text:p>9</text:p>
          </table:table-cell>
          <table:table-cell table:formula="of:=[.D9]*[Planilha2.C$11]" office:value-type="float" office:value="1710" calcext:value-type="float">
            <text:p>1710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0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11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.8" calcext:value-type="float">
            <text:p>4,8</text:p>
          </table:table-cell>
          <table:table-cell table:formula="of:=[.D12]*[Planilha2.C$11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4" calcext:value-type="float">
            <text:p>17,4</text:p>
          </table:table-cell>
          <table:table-cell table:formula="of:=[.D13]*[Planilha2.C$14]" office:value-type="float" office:value="2001" calcext:value-type="float">
            <text:p>2001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.2" calcext:value-type="float">
            <text:p>7,2</text:p>
          </table:table-cell>
          <table:table-cell table:formula="of:=[.D14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6" calcext:value-type="float">
            <text:p>7,6</text:p>
          </table:table-cell>
          <table:table-cell table:formula="of:=[.D15]*[Planilha2.C$7]" office:value-type="float" office:value="1626.4" calcext:value-type="float">
            <text:p>1626,4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16]*[Planilha2.C$11]" office:value-type="float" office:value="2375" calcext:value-type="float">
            <text:p>2375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7" calcext:value-type="float">
            <text:p>12,7</text:p>
          </table:table-cell>
          <table:table-cell table:formula="of:=[.D17]*[Planilha2.C$11]" office:value-type="float" office:value="2413" calcext:value-type="float">
            <text:p>2413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8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1" calcext:value-type="float">
            <text:p>9,1</text:p>
          </table:table-cell>
          <table:table-cell table:formula="of:=[.D19]*[Planilha2.C$21]" office:value-type="float" office:value="2054.598" calcext:value-type="float">
            <text:p>2054,598</text:p>
          </table:table-cell>
          <table:table-cell table:number-columns-repeated="16379"/>
        </table:table-row>
        <table:table-row table:style-name="ro1">
          <table:table-cell office:value-type="date" office:date-value="2023-10-30" calcext:value-type="date">
            <text:p>30/10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6" calcext:value-type="float">
            <text:p>9,6</text:p>
          </table:table-cell>
          <table:table-cell table:formula="of:=[.D20]*[Planilha2.C$17]" office:value-type="float" office:value="1830.24" calcext:value-type="float">
            <text:p>1830,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3" calcext:value-type="float">
            <text:p>3</text:p>
          </table:table-cell>
          <table:table-cell table:formula="of:=[.D21]*[Planilha2.C$5]" office:value-type="float" office:value="356.55" calcext:value-type="float">
            <text:p>356,5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22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9.3" calcext:value-type="float">
            <text:p>9,3</text:p>
          </table:table-cell>
          <table:table-cell table:formula="of:=[.D23]*[Planilha2.C$7]" office:value-type="float" office:value="1990.2" calcext:value-type="float">
            <text:p>1990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2" calcext:value-type="float">
            <text:p>12</text:p>
          </table:table-cell>
          <table:table-cell table:formula="of:=[.D24]*[Planilha2.C$14]" office:value-type="float" office:value="1380" calcext:value-type="float">
            <text:p>138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9" calcext:value-type="float">
            <text:p>9</text:p>
          </table:table-cell>
          <table:table-cell table:formula="of:=[.D25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.6" calcext:value-type="float">
            <text:p>17,6</text:p>
          </table:table-cell>
          <table:table-cell table:formula="of:=[.D26]*[Planilha2.C$12]" office:value-type="float" office:value="2358.4" calcext:value-type="float">
            <text:p>2358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8" calcext:value-type="float">
            <text:p>8</text:p>
          </table:table-cell>
          <table:table-cell table:formula="of:=[.D27]*[Planilha2.C$12]" office:value-type="float" office:value="1072" calcext:value-type="float">
            <text:p>107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28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3" calcext:value-type="float">
            <text:p>3</text:p>
          </table:table-cell>
          <table:table-cell table:formula="of:=[.D29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30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31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.8" calcext:value-type="float">
            <text:p>1,8</text:p>
          </table:table-cell>
          <table:table-cell table:formula="of:=[.D32]*[Planilha2.C$7]" office:value-type="float" office:value="385.2" calcext:value-type="float">
            <text:p>385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6" calcext:value-type="float">
            <text:p>6</text:p>
          </table:table-cell>
          <table:table-cell table:formula="of:=[.D33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" calcext:value-type="float">
            <text:p>9</text:p>
          </table:table-cell>
          <table:table-cell table:formula="of:=[.D34]*[Planilha2.C$14]" office:value-type="float" office:value="1035" calcext:value-type="float">
            <text:p>10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1" calcext:value-type="float">
            <text:p>21</text:p>
          </table:table-cell>
          <table:table-cell table:formula="of:=[.D35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6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9.8" calcext:value-type="float">
            <text:p>19,8</text:p>
          </table:table-cell>
          <table:table-cell table:formula="of:=[.D37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4.2" calcext:value-type="float">
            <text:p>4,2</text:p>
          </table:table-cell>
          <table:table-cell table:formula="of:=[.D3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19.2" calcext:value-type="float">
            <text:p>19,2</text:p>
          </table:table-cell>
          <table:table-cell table:formula="of:=[.D39]*[Planilha2.C$14]" office:value-type="float" office:value="2208" calcext:value-type="float">
            <text:p>220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7.6" calcext:value-type="float">
            <text:p>17,6</text:p>
          </table:table-cell>
          <table:table-cell table:formula="of:=[.D40]*[Planilha2.C$14]" office:value-type="float" office:value="2024" calcext:value-type="float">
            <text:p>202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0" calcext:value-type="float">
            <text:p>10</text:p>
          </table:table-cell>
          <table:table-cell table:formula="of:=[.D41]*[Planilha2.C$19]" office:value-type="float" office:value="3344.4" calcext:value-type="float">
            <text:p>3344,4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2" calcext:value-type="float">
            <text:p>4,2</text:p>
          </table:table-cell>
          <table:table-cell table:formula="of:=[.D4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.5" calcext:value-type="float">
            <text:p>21,5</text:p>
          </table:table-cell>
          <table:table-cell table:formula="of:=[.D43]*[Planilha2.C$24]" office:value-type="float" office:value="1446.735" calcext:value-type="float">
            <text:p>1446,73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44]*[Planilha2.C$11]" office:value-type="float" office:value="1577" calcext:value-type="float">
            <text:p>1577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45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4" calcext:value-type="float">
            <text:p>4</text:p>
          </table:table-cell>
          <table:table-cell table:formula="of:=[.D46]*[Planilha2.C$11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1-01" calcext:value-type="date">
            <text:p>0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5" calcext:value-type="float">
            <text:p>5</text:p>
          </table:table-cell>
          <table:table-cell table:formula="of:=[.D47]*[Planilha2.C$11]" office:value-type="float" office:value="950" calcext:value-type="float">
            <text:p>95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7" calcext:value-type="float">
            <text:p>10,7</text:p>
          </table:table-cell>
          <table:table-cell table:formula="of:=[.D48]*[Planilha2.C$20]" office:value-type="float" office:value="4643.8" calcext:value-type="float">
            <text:p>4643,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49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3" calcext:value-type="float">
            <text:p>3</text:p>
          </table:table-cell>
          <table:table-cell table:formula="of:=[.D50]*[Planilha2.C$7]" office:value-type="float" office:value="642" calcext:value-type="float">
            <text:p>64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0.8" calcext:value-type="float">
            <text:p>10,8</text:p>
          </table:table-cell>
          <table:table-cell table:formula="of:=[.D51]*[Planilha2.C$7]" office:value-type="float" office:value="2311.2" calcext:value-type="float">
            <text:p>2311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3" calcext:value-type="float">
            <text:p>3</text:p>
          </table:table-cell>
          <table:table-cell table:formula="of:=[.D52]*[Planilha2.C$11]" office:value-type="float" office:value="570" calcext:value-type="float">
            <text:p>570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2" calcext:value-type="float">
            <text:p>1,2</text:p>
          </table:table-cell>
          <table:table-cell table:formula="of:=[.D53]*[Planilha2.C$10]" office:value-type="float" office:value="499.2" calcext:value-type="float">
            <text:p>499,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6.4" calcext:value-type="float">
            <text:p>6,4</text:p>
          </table:table-cell>
          <table:table-cell table:formula="of:=[.D54]*[Planilha2.C$17]" office:value-type="float" office:value="1220.16" calcext:value-type="float">
            <text:p>1220,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0" calcext:value-type="float">
            <text:p>10</text:p>
          </table:table-cell>
          <table:table-cell table:formula="of:=[.D55]*[Planilha2.C$6]" office:value-type="float" office:value="388" calcext:value-type="float">
            <text:p>388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2" calcext:value-type="float">
            <text:p>12</text:p>
          </table:table-cell>
          <table:table-cell table:formula="of:=[.D56]*[Planilha2.C$15]" office:value-type="float" office:value="946.32" calcext:value-type="float">
            <text:p>946,3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2" calcext:value-type="float">
            <text:p>13,2</text:p>
          </table:table-cell>
          <table:table-cell table:formula="of:=[.D57]*[Planilha2.C$15]" office:value-type="float" office:value="1040.952" calcext:value-type="float">
            <text:p>1040,952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9" calcext:value-type="float">
            <text:p>9</text:p>
          </table:table-cell>
          <table:table-cell table:formula="of:=[.D58]*[Planilha2.C$24]" office:value-type="float" office:value="605.61" calcext:value-type="float">
            <text:p>605,61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5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03" calcext:value-type="date">
            <text:p>03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5" calcext:value-type="float">
            <text:p>7,5</text:p>
          </table:table-cell>
          <table:table-cell table:formula="of:=[.D60]*[Planilha2.C$21]" office:value-type="float" office:value="1693.35" calcext:value-type="float">
            <text:p>1693,3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61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2" calcext:value-type="float">
            <text:p>13,2</text:p>
          </table:table-cell>
          <table:table-cell table:formula="of:=[.D62]*[Planilha2.C$11]" office:value-type="float" office:value="2508" calcext:value-type="float">
            <text:p>250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3.4" calcext:value-type="float">
            <text:p>13,4</text:p>
          </table:table-cell>
          <table:table-cell table:formula="of:=[.D63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64]*[Planilha2.C$11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2" calcext:value-type="float">
            <text:p>10,2</text:p>
          </table:table-cell>
          <table:table-cell table:formula="of:=[.D6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0.2" calcext:value-type="float">
            <text:p>10,2</text:p>
          </table:table-cell>
          <table:table-cell table:formula="of:=[.D66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8" calcext:value-type="float">
            <text:p>8</text:p>
          </table:table-cell>
          <table:table-cell table:formula="of:=[.D67]*[Planilha2.C$11]" office:value-type="float" office:value="1520" calcext:value-type="float">
            <text:p>152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4.2" calcext:value-type="float">
            <text:p>4,2</text:p>
          </table:table-cell>
          <table:table-cell table:formula="of:=[.D68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5" calcext:value-type="float">
            <text:p>15</text:p>
          </table:table-cell>
          <table:table-cell table:formula="of:=[.D69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.1" calcext:value-type="float">
            <text:p>8,1</text:p>
          </table:table-cell>
          <table:table-cell table:formula="of:=[.D70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7" calcext:value-type="float">
            <text:p>6,7</text:p>
          </table:table-cell>
          <table:table-cell table:formula="of:=[.D71]*[Planilha2.C$7]" office:value-type="float" office:value="1433.8" calcext:value-type="float">
            <text:p>1433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4.5" calcext:value-type="float">
            <text:p>14,5</text:p>
          </table:table-cell>
          <table:table-cell table:formula="of:=[.D72]*[Planilha2.C$7]" office:value-type="float" office:value="3103" calcext:value-type="float">
            <text:p>3103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2" calcext:value-type="float">
            <text:p>4,2</text:p>
          </table:table-cell>
          <table:table-cell table:formula="of:=[.D73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74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2" calcext:value-type="float">
            <text:p>7,2</text:p>
          </table:table-cell>
          <table:table-cell table:formula="of:=[.D75]*[Planilha2.C$7]" office:value-type="float" office:value="1540.8" calcext:value-type="float">
            <text:p>1540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6.2" calcext:value-type="float">
            <text:p>16,2</text:p>
          </table:table-cell>
          <table:table-cell table:formula="of:=[.D76]*[Planilha2.C$5]" office:value-type="float" office:value="1925.37" calcext:value-type="float">
            <text:p>1925,37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2" calcext:value-type="float">
            <text:p>12</text:p>
          </table:table-cell>
          <table:table-cell table:formula="of:=[.D77]*[Planilha2.C$9]" office:value-type="float" office:value="1476" calcext:value-type="float">
            <text:p>147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BALLI 16</text:p>
          </table:table-cell>
          <table:table-cell office:value-type="float" office:value="817" calcext:value-type="float">
            <text:p>817</text:p>
          </table:table-cell>
          <table:table-cell office:value-type="float" office:value="0.6" calcext:value-type="float">
            <text:p>0,6</text:p>
          </table:table-cell>
          <table:table-cell table:formula="of:=[.D78]*[Planilha2.C$10]" office:value-type="float" office:value="249.6" calcext:value-type="float">
            <text:p>249,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3.6" calcext:value-type="float">
            <text:p>13,6</text:p>
          </table:table-cell>
          <table:table-cell table:formula="of:=[.D79]*[Planilha2.C$12]" office:value-type="float" office:value="1822.4" calcext:value-type="float">
            <text:p>1822,4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9" calcext:value-type="float">
            <text:p>9</text:p>
          </table:table-cell>
          <table:table-cell table:formula="of:=[.D80]*[Planilha2.C$12]" office:value-type="float" office:value="1206" calcext:value-type="float">
            <text:p>1206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0" calcext:value-type="float">
            <text:p>20</text:p>
          </table:table-cell>
          <table:table-cell table:formula="of:=[.D81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3.2" calcext:value-type="float">
            <text:p>23,2</text:p>
          </table:table-cell>
          <table:table-cell table:formula="of:=[.D82]*[Planilha2.C$14]" office:value-type="float" office:value="2668" calcext:value-type="float">
            <text:p>266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83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5" calcext:value-type="float">
            <text:p>15</text:p>
          </table:table-cell>
          <table:table-cell table:formula="of:=[.D84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2" calcext:value-type="float">
            <text:p>10,2</text:p>
          </table:table-cell>
          <table:table-cell table:formula="of:=[.D85]*[Planilha2.C$15]" office:value-type="float" office:value="804.372" calcext:value-type="float">
            <text:p>804,372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6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5" calcext:value-type="float">
            <text:p>8,5</text:p>
          </table:table-cell>
          <table:table-cell table:formula="of:=[.D87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06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9.7" calcext:value-type="float">
            <text:p>9,7</text:p>
          </table:table-cell>
          <table:table-cell table:formula="of:=[.D88]*[Planilha2.C$20]" office:value-type="float" office:value="4209.8" calcext:value-type="float">
            <text:p>4209,8</text:p>
          </table:table-cell>
          <table:table-cell table:number-columns-repeated="16379"/>
        </table:table-row>
        <table:table-row table:style-name="ro1">
          <table:table-cell office:value-type="date" office:date-value="2023-11-06" calcext:value-type="date">
            <text:p>06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1.6" calcext:value-type="float">
            <text:p>21,6</text:p>
          </table:table-cell>
          <table:table-cell table:formula="of:=[.D89]*[Planilha2.C$24]" office:value-type="float" office:value="1453.464" calcext:value-type="float">
            <text:p>1453,464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1.1" calcext:value-type="float">
            <text:p>11,1</text:p>
          </table:table-cell>
          <table:table-cell table:formula="of:=[.D90]*[Planilha2.C$6]" office:value-type="float" office:value="430.68" calcext:value-type="float">
            <text:p>430,68</text:p>
          </table:table-cell>
          <table:table-cell table:number-columns-repeated="16379"/>
        </table:table-row>
        <table:table-row table:style-name="ro1">
          <table:table-cell office:value-type="date" office:date-value="2023-11-07" calcext:value-type="date">
            <text:p>07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.4" calcext:value-type="float">
            <text:p>17,4</text:p>
          </table:table-cell>
          <table:table-cell table:formula="of:=[.D91]*[Planilha2.C$17]" office:value-type="float" office:value="3317.31" calcext:value-type="float">
            <text:p>3317,3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5" calcext:value-type="float">
            <text:p>15</text:p>
          </table:table-cell>
          <table:table-cell table:formula="of:=[.D9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93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4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9" calcext:value-type="float">
            <text:p>9,9</text:p>
          </table:table-cell>
          <table:table-cell table:formula="of:=[.D95]*[Planilha2.C$11]" office:value-type="float" office:value="1881" calcext:value-type="float">
            <text:p>1881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0" calcext:value-type="float">
            <text:p>20</text:p>
          </table:table-cell>
          <table:table-cell table:formula="of:=[.D96]*[Planilha2.C$14]" office:value-type="float" office:value="2300" calcext:value-type="float">
            <text:p>230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.8" calcext:value-type="float">
            <text:p>17,8</text:p>
          </table:table-cell>
          <table:table-cell table:formula="of:=[.D97]*[Planilha2.C$12]" office:value-type="float" office:value="2385.2" calcext:value-type="float">
            <text:p>2385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8" calcext:value-type="float">
            <text:p>8</text:p>
          </table:table-cell>
          <table:table-cell table:formula="of:=[.D98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table:formula="of:=[.D99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9" calcext:value-type="float">
            <text:p>8,9</text:p>
          </table:table-cell>
          <table:table-cell table:formula="of:=[.D100]*[Planilha2.C$9]" office:value-type="float" office:value="1094.7" calcext:value-type="float">
            <text:p>1094,7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" calcext:value-type="float">
            <text:p>7</text:p>
          </table:table-cell>
          <table:table-cell table:formula="of:=[.D101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10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8" calcext:value-type="float">
            <text:p>28</text:p>
          </table:table-cell>
          <table:table-cell table:formula="of:=[.D103]*[Planilha2.C$14]" office:value-type="float" office:value="3220" calcext:value-type="float">
            <text:p>322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7" calcext:value-type="float">
            <text:p>17</text:p>
          </table:table-cell>
          <table:table-cell table:formula="of:=[.D104]*[Planilha2.C$11]" office:value-type="float" office:value="3230" calcext:value-type="float">
            <text:p>3230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" calcext:value-type="float">
            <text:p>12</text:p>
          </table:table-cell>
          <table:table-cell table:formula="of:=[.D105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06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1" calcext:value-type="float">
            <text:p>7,1</text:p>
          </table:table-cell>
          <table:table-cell table:formula="of:=[.D107]*[Planilha2.C$7]" office:value-type="float" office:value="1519.4" calcext:value-type="float">
            <text:p>1519,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8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109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110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" calcext:value-type="float">
            <text:p>6</text:p>
          </table:table-cell>
          <table:table-cell table:formula="of:=[.D11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08" calcext:value-type="date">
            <text:p>08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8.6" calcext:value-type="float">
            <text:p>18,6</text:p>
          </table:table-cell>
          <table:table-cell table:formula="of:=[.D112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5" calcext:value-type="float">
            <text:p>5,5</text:p>
          </table:table-cell>
          <table:table-cell table:formula="of:=[.D113]*[Planilha2.C$7]" office:value-type="float" office:value="1177" calcext:value-type="float">
            <text:p>1177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114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4" calcext:value-type="float">
            <text:p>8,4</text:p>
          </table:table-cell>
          <table:table-cell table:formula="of:=[.D115]*[Planilha2.C$21]" office:value-type="float" office:value="1896.552" calcext:value-type="float">
            <text:p>1896,552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3" calcext:value-type="float">
            <text:p>23</text:p>
          </table:table-cell>
          <table:table-cell table:formula="of:=[.D116]*[Planilha2.C$11]" office:value-type="float" office:value="4370" calcext:value-type="float">
            <text:p>4370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3.4" calcext:value-type="float">
            <text:p>13,4</text:p>
          </table:table-cell>
          <table:table-cell table:formula="of:=[.D117]*[Planilha2.C$11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118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8" calcext:value-type="float">
            <text:p>12,8</text:p>
          </table:table-cell>
          <table:table-cell table:formula="of:=[.D119]*[Planilha2.C$6]" office:value-type="float" office:value="496.64" calcext:value-type="float">
            <text:p>496,6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6" calcext:value-type="float">
            <text:p>15,6</text:p>
          </table:table-cell>
          <table:table-cell table:formula="of:=[.D120]*[Planilha2.C$14]" office:value-type="float" office:value="1794" calcext:value-type="float">
            <text:p>1794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table:formula="of:=[.D121]*[Planilha2.C$17]" office:value-type="float" office:value="3813" calcext:value-type="float">
            <text:p>3813</text:p>
          </table:table-cell>
          <table:table-cell table:number-columns-repeated="16379"/>
        </table:table-row>
        <table:table-row table:style-name="ro1">
          <table:table-cell office:value-type="date" office:date-value="2023-11-09" calcext:value-type="date">
            <text:p>0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8" calcext:value-type="float">
            <text:p>8</text:p>
          </table:table-cell>
          <table:table-cell table:formula="of:=[.D122]*[Planilha2.C$19]" office:value-type="float" office:value="2675.52" calcext:value-type="float">
            <text:p>2675,5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1.4" calcext:value-type="float">
            <text:p>11,4</text:p>
          </table:table-cell>
          <table:table-cell table:formula="of:=[.D123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124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125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9.2" calcext:value-type="float">
            <text:p>19,2</text:p>
          </table:table-cell>
          <table:table-cell table:formula="of:=[.D126]*[Planilha2.C$15]" office:value-type="float" office:value="1514.112" calcext:value-type="float">
            <text:p>1514,1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127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12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1.8" calcext:value-type="float">
            <text:p>21,8</text:p>
          </table:table-cell>
          <table:table-cell table:formula="of:=[.D129]*[Planilha2.C$14]" office:value-type="float" office:value="2507" calcext:value-type="float">
            <text:p>2507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formula="of:=[.D130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" calcext:value-type="float">
            <text:p>18</text:p>
          </table:table-cell>
          <table:table-cell table:formula="of:=[.D131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6.7" calcext:value-type="float">
            <text:p>6,7</text:p>
          </table:table-cell>
          <table:table-cell table:formula="of:=[.D132]*[Planilha2.C$11]" office:value-type="float" office:value="1273" calcext:value-type="float">
            <text:p>127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4" calcext:value-type="float">
            <text:p>8,4</text:p>
          </table:table-cell>
          <table:table-cell table:formula="of:=[.D133]*[Planilha2.C$7]" office:value-type="float" office:value="1797.6" calcext:value-type="float">
            <text:p>1797,6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7.7" calcext:value-type="float">
            <text:p>7,7</text:p>
          </table:table-cell>
          <table:table-cell table:formula="of:=[.D134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2" calcext:value-type="float">
            <text:p>10,2</text:p>
          </table:table-cell>
          <table:table-cell table:formula="of:=[.D135]*[Planilha2.C$11]" office:value-type="float" office:value="1938" calcext:value-type="float">
            <text:p>193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5" calcext:value-type="float">
            <text:p>10,5</text:p>
          </table:table-cell>
          <table:table-cell table:formula="of:=[.D136]*[Planilha2.C$11]" office:value-type="float" office:value="1995" calcext:value-type="float">
            <text:p>1995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2" calcext:value-type="float">
            <text:p>8,2</text:p>
          </table:table-cell>
          <table:table-cell table:formula="of:=[.D137]*[Planilha2.C$11]" office:value-type="float" office:value="1558" calcext:value-type="float">
            <text:p>1558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7" calcext:value-type="float">
            <text:p>8,7</text:p>
          </table:table-cell>
          <table:table-cell table:formula="of:=[.D138]*[Planilha2.C$11]" office:value-type="float" office:value="1653" calcext:value-type="float">
            <text:p>1653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1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9" calcext:value-type="float">
            <text:p>8,9</text:p>
          </table:table-cell>
          <table:table-cell table:formula="of:=[.D140]*[Planilha2.C$21]" office:value-type="float" office:value="2009.442" calcext:value-type="float">
            <text:p>2009,44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141]*[Planilha2.C$10]" office:value-type="float" office:value="2080" calcext:value-type="float">
            <text:p>2080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8" calcext:value-type="float">
            <text:p>6,8</text:p>
          </table:table-cell>
          <table:table-cell table:formula="of:=[.D14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1" calcext:value-type="float">
            <text:p>21</text:p>
          </table:table-cell>
          <table:table-cell table:formula="of:=[.D143]*[Planilha2.C$24]" office:value-type="float" office:value="1413.09" calcext:value-type="float">
            <text:p>1413,09</text:p>
          </table:table-cell>
          <table:table-cell table:number-columns-repeated="16379"/>
        </table:table-row>
        <table:table-row table:style-name="ro1">
          <table:table-cell office:value-type="date" office:date-value="2023-11-10" calcext:value-type="date">
            <text:p>10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" calcext:value-type="float">
            <text:p>6</text:p>
          </table:table-cell>
          <table:table-cell table:formula="of:=[.D144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8" calcext:value-type="float">
            <text:p>818</text:p>
          </table:table-cell>
          <table:table-cell office:value-type="float" office:value="10" calcext:value-type="float">
            <text:p>10</text:p>
          </table:table-cell>
          <table:table-cell table:formula="of:=[.D145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1" calcext:value-type="float">
            <text:p>12,1</text:p>
          </table:table-cell>
          <table:table-cell table:formula="of:=[.D146]*[Planilha2.C$7]" office:value-type="float" office:value="2589.4" calcext:value-type="float">
            <text:p>2589,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24" calcext:value-type="float">
            <text:p>24</text:p>
          </table:table-cell>
          <table:table-cell table:formula="of:=[.D147]*[Planilha2.C$11]" office:value-type="float" office:value="4560" calcext:value-type="float">
            <text:p>4560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9" calcext:value-type="float">
            <text:p>9</text:p>
          </table:table-cell>
          <table:table-cell table:formula="of:=[.D14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" calcext:value-type="float">
            <text:p>8</text:p>
          </table:table-cell>
          <table:table-cell table:formula="of:=[.D14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.2" calcext:value-type="float">
            <text:p>16,2</text:p>
          </table:table-cell>
          <table:table-cell table:formula="of:=[.D150]*[Planilha2.C$7]" office:value-type="float" office:value="3466.8" calcext:value-type="float">
            <text:p>3466,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2.2" calcext:value-type="float">
            <text:p>22,2</text:p>
          </table:table-cell>
          <table:table-cell table:formula="of:=[.D151]*[Planilha2.C$11]" office:value-type="float" office:value="4218" calcext:value-type="float">
            <text:p>4218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37.4" calcext:value-type="float">
            <text:p>37,4</text:p>
          </table:table-cell>
          <table:table-cell table:formula="of:=[.D152]*[Planilha2.C$24]" office:value-type="float" office:value="2516.646" calcext:value-type="float">
            <text:p>2516,64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153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154]*[Planilha2.C$10]" office:value-type="float" office:value="2496" calcext:value-type="float">
            <text:p>2496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8.6" calcext:value-type="float">
            <text:p>18,6</text:p>
          </table:table-cell>
          <table:table-cell table:formula="of:=[.D155]*[Planilha2.C$11]" office:value-type="float" office:value="3534" calcext:value-type="float">
            <text:p>3534</text:p>
          </table:table-cell>
          <table:table-cell table:number-columns-repeated="16379"/>
        </table:table-row>
        <table:table-row table:style-name="ro1">
          <table:table-cell office:value-type="date" office:date-value="2023-11-13" calcext:value-type="date">
            <text:p>1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156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.5" calcext:value-type="float">
            <text:p>13,5</text:p>
          </table:table-cell>
          <table:table-cell table:formula="of:=[.D157]*[Planilha2.C$11]" office:value-type="float" office:value="2565" calcext:value-type="float">
            <text:p>256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3" calcext:value-type="float">
            <text:p>13</text:p>
          </table:table-cell>
          <table:table-cell table:formula="of:=[.D158]*[Planilha2.C$11]" office:value-type="float" office:value="2470" calcext:value-type="float">
            <text:p>2470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4" calcext:value-type="float">
            <text:p>804</text:p>
          </table:table-cell>
          <table:table-cell office:value-type="float" office:value="23.2" calcext:value-type="float">
            <text:p>23,2</text:p>
          </table:table-cell>
          <table:table-cell table:formula="of:=[.D159]*[Planilha2.C$11]" office:value-type="float" office:value="4408" calcext:value-type="float">
            <text:p>440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2.5" calcext:value-type="float">
            <text:p>12,5</text:p>
          </table:table-cell>
          <table:table-cell table:formula="of:=[.D160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.4" calcext:value-type="float">
            <text:p>15,4</text:p>
          </table:table-cell>
          <table:table-cell table:formula="of:=[.D161]*[Planilha2.C$14]" office:value-type="float" office:value="1771" calcext:value-type="float">
            <text:p>177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table:formula="of:=[.D162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6.2" calcext:value-type="float">
            <text:p>26,2</text:p>
          </table:table-cell>
          <table:table-cell table:formula="of:=[.D163]*[Planilha2.C$15]" office:value-type="float" office:value="2066.132" calcext:value-type="float">
            <text:p>2066,1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1" calcext:value-type="float">
            <text:p>31</text:p>
          </table:table-cell>
          <table:table-cell table:formula="of:=[.D164]*[Planilha2.C$15]" office:value-type="float" office:value="2444.66" calcext:value-type="float">
            <text:p>2444,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5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4" calcext:value-type="float">
            <text:p>12,4</text:p>
          </table:table-cell>
          <table:table-cell table:formula="of:=[.D166]*[Planilha2.C$11]" office:value-type="float" office:value="2356" calcext:value-type="float">
            <text:p>235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6.6" calcext:value-type="float">
            <text:p>26,6</text:p>
          </table:table-cell>
          <table:table-cell table:formula="of:=[.D167]*[Planilha2.C$14]" office:value-type="float" office:value="3059" calcext:value-type="float">
            <text:p>3059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168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2" calcext:value-type="float">
            <text:p>7,2</text:p>
          </table:table-cell>
          <table:table-cell table:formula="of:=[.D169]*[Planilha2.C$21]" office:value-type="float" office:value="1625.616" calcext:value-type="float">
            <text:p>1625,61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7" calcext:value-type="float">
            <text:p>7,7</text:p>
          </table:table-cell>
          <table:table-cell table:formula="of:=[.D170]*[Planilha2.C$21]" office:value-type="float" office:value="1738.506" calcext:value-type="float">
            <text:p>1738,50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7" calcext:value-type="float">
            <text:p>17</text:p>
          </table:table-cell>
          <table:table-cell table:formula="of:=[.D171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172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173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6.6" calcext:value-type="float">
            <text:p>6,6</text:p>
          </table:table-cell>
          <table:table-cell table:formula="of:=[.D174]*[Planilha2.C$5]" office:value-type="float" office:value="784.41" calcext:value-type="float">
            <text:p>784,41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.6" calcext:value-type="float">
            <text:p>18,6</text:p>
          </table:table-cell>
          <table:table-cell table:formula="of:=[.D175]*[Planilha2.C$13]" office:value-type="float" office:value="2827.2" calcext:value-type="float">
            <text:p>2827,2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1.4" calcext:value-type="float">
            <text:p>11,4</text:p>
          </table:table-cell>
          <table:table-cell table:formula="of:=[.D176]*[Planilha2.C$11]" office:value-type="float" office:value="2166" calcext:value-type="float">
            <text:p>2166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177]*[Planilha2.C$11]" office:value-type="float" office:value="2204" calcext:value-type="float">
            <text:p>2204</text:p>
          </table:table-cell>
          <table:table-cell table:number-columns-repeated="16379"/>
        </table:table-row>
        <table:table-row table:style-name="ro1">
          <table:table-cell office:value-type="date" office:date-value="2023-11-14" calcext:value-type="date">
            <text:p>14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" calcext:value-type="float">
            <text:p>9</text:p>
          </table:table-cell>
          <table:table-cell table:formula="of:=[.D178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10.9" calcext:value-type="float">
            <text:p>10,9</text:p>
          </table:table-cell>
          <table:table-cell table:formula="of:=[.D179]*[Planilha2.C$7]" office:value-type="float" office:value="2332.6" calcext:value-type="float">
            <text:p>2332,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180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181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8" calcext:value-type="float">
            <text:p>6,8</text:p>
          </table:table-cell>
          <table:table-cell table:formula="of:=[.D182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183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6" calcext:value-type="float">
            <text:p>14,6</text:p>
          </table:table-cell>
          <table:table-cell table:formula="of:=[.D184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8" calcext:value-type="float">
            <text:p>7,8</text:p>
          </table:table-cell>
          <table:table-cell table:formula="of:=[.D185]*[Planilha2.C$9]" office:value-type="float" office:value="959.4" calcext:value-type="float">
            <text:p>959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186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1" calcext:value-type="float">
            <text:p>8,1</text:p>
          </table:table-cell>
          <table:table-cell table:formula="of:=[.D187]*[Planilha2.C$7]" office:value-type="float" office:value="1733.4" calcext:value-type="float">
            <text:p>1733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7.8" calcext:value-type="float">
            <text:p>7,8</text:p>
          </table:table-cell>
          <table:table-cell table:formula="of:=[.D188]*[Planilha2.C$7]" office:value-type="float" office:value="1669.2" calcext:value-type="float">
            <text:p>166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10.1" calcext:value-type="float">
            <text:p>10,1</text:p>
          </table:table-cell>
          <table:table-cell table:formula="of:=[.D189]*[Planilha2.C$7]" office:value-type="float" office:value="2161.4" calcext:value-type="float">
            <text:p>2161,4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5.8" calcext:value-type="float">
            <text:p>25,8</text:p>
          </table:table-cell>
          <table:table-cell table:formula="of:=[.D190]*[Planilha2.C$14]" office:value-type="float" office:value="2967" calcext:value-type="float">
            <text:p>29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9" calcext:value-type="float">
            <text:p>9</text:p>
          </table:table-cell>
          <table:table-cell table:formula="of:=[.D191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.4" calcext:value-type="float">
            <text:p>11,4</text:p>
          </table:table-cell>
          <table:table-cell table:formula="of:=[.D192]*[Planilha2.C$17]" office:value-type="float" office:value="2173.41" calcext:value-type="float">
            <text:p>2173,41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193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4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6" calcext:value-type="date">
            <text:p>16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3" calcext:value-type="float">
            <text:p>9,3</text:p>
          </table:table-cell>
          <table:table-cell table:formula="of:=[.D195]*[Planilha2.C$11]" office:value-type="float" office:value="1767" calcext:value-type="float">
            <text:p>176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31.8" calcext:value-type="float">
            <text:p>31,8</text:p>
          </table:table-cell>
          <table:table-cell table:formula="of:=[.D196]*[Planilha2.C$24]" office:value-type="float" office:value="2139.822" calcext:value-type="float">
            <text:p>2139,82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TURIN</text:p>
          </table:table-cell>
          <table:table-cell office:value-type="float" office:value="907" calcext:value-type="float">
            <text:p>907</text:p>
          </table:table-cell>
          <table:table-cell office:value-type="float" office:value="11.5" calcext:value-type="float">
            <text:p>11,5</text:p>
          </table:table-cell>
          <table:table-cell table:formula="of:=[.D197]*[Planilha2.C$22]" office:value-type="float" office:value="3714.5" calcext:value-type="float">
            <text:p>3714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1" calcext:value-type="float">
            <text:p>11</text:p>
          </table:table-cell>
          <table:table-cell table:formula="of:=[.D198]*[Planilha2.C$19]" office:value-type="float" office:value="3678.84" calcext:value-type="float">
            <text:p>3678,8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199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8.6" calcext:value-type="float">
            <text:p>8,6</text:p>
          </table:table-cell>
          <table:table-cell table:formula="of:=[.D200]*[Planilha2.C$6]" office:value-type="float" office:value="333.68" calcext:value-type="float">
            <text:p>333,68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5.4" calcext:value-type="float">
            <text:p>15,4</text:p>
          </table:table-cell>
          <table:table-cell table:formula="of:=[.D201]*[Planilha2.C$11]" office:value-type="float" office:value="2926" calcext:value-type="float">
            <text:p>292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202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formula="of:=[.D203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204]*[Planilha2.C$10]" office:value-type="float" office:value="1081.6" calcext:value-type="float">
            <text:p>1081,6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5" calcext:value-type="float">
            <text:p>15</text:p>
          </table:table-cell>
          <table:table-cell table:formula="of:=[.D205]*[Planilha2.C$12]" office:value-type="float" office:value="2010" calcext:value-type="float">
            <text:p>2010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8" calcext:value-type="float">
            <text:p>11,8</text:p>
          </table:table-cell>
          <table:table-cell table:formula="of:=[.D206]*[Planilha2.C$11]" office:value-type="float" office:value="2242" calcext:value-type="float">
            <text:p>224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0.4" calcext:value-type="float">
            <text:p>20,4</text:p>
          </table:table-cell>
          <table:table-cell table:formula="of:=[.D207]*[Planilha2.C$15]" office:value-type="float" office:value="1608.744" calcext:value-type="float">
            <text:p>1608,744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1" calcext:value-type="float">
            <text:p>18,1</text:p>
          </table:table-cell>
          <table:table-cell table:formula="of:=[.D208]*[Planilha2.C$14]" office:value-type="float" office:value="2081.5" calcext:value-type="float">
            <text:p>2081,5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8" calcext:value-type="float">
            <text:p>6,8</text:p>
          </table:table-cell>
          <table:table-cell table:formula="of:=[.D209]*[Planilha2.C$7]" office:value-type="float" office:value="1455.2" calcext:value-type="float">
            <text:p>1455,2</text:p>
          </table:table-cell>
          <table:table-cell table:number-columns-repeated="16379"/>
        </table:table-row>
        <table:table-row table:style-name="ro1">
          <table:table-cell office:value-type="date" office:date-value="2023-11-17" calcext:value-type="date">
            <text:p>1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6" calcext:value-type="float">
            <text:p>6,6</text:p>
          </table:table-cell>
          <table:table-cell table:formula="of:=[.D210]*[Planilha2.C$9]" office:value-type="float" office:value="811.8" calcext:value-type="float">
            <text:p>811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9" calcext:value-type="float">
            <text:p>8,9</text:p>
          </table:table-cell>
          <table:table-cell table:formula="of:=[.D211]*[Planilha2.C$7]" office:value-type="float" office:value="1904.6" calcext:value-type="float">
            <text:p>1904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9" calcext:value-type="float">
            <text:p>4,9</text:p>
          </table:table-cell>
          <table:table-cell table:formula="of:=[.D212]*[Planilha2.C$7]"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9.1" calcext:value-type="float">
            <text:p>9,1</text:p>
          </table:table-cell>
          <table:table-cell table:formula="of:=[.D213]*[Planilha2.C$20]" office:value-type="float" office:value="3949.4" calcext:value-type="float">
            <text:p>3949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8" calcext:value-type="float">
            <text:p>8</text:p>
          </table:table-cell>
          <table:table-cell table:formula="of:=[.D21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.4" calcext:value-type="float">
            <text:p>7,4</text:p>
          </table:table-cell>
          <table:table-cell office:value-type="float" office:value="1048.6" calcext:value-type="float">
            <text:p>1048,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formula="of:=[.D216]*[Planilha2.C$11]" office:value-type="float" office:value="1330" calcext:value-type="float">
            <text:p>133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6.8" calcext:value-type="float">
            <text:p>6,8</text:p>
          </table:table-cell>
          <table:table-cell table:formula="of:=[.D217]*[Planilha2.C$11]" office:value-type="float" office:value="1292" calcext:value-type="float">
            <text:p>129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5.8" calcext:value-type="float">
            <text:p>25,8</text:p>
          </table:table-cell>
          <table:table-cell table:formula="of:=[.D218]*[Planilha2.C$12]" office:value-type="float" office:value="3457.2" calcext:value-type="float">
            <text:p>345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table:formula="of:=[.D219]*[Planilha2.C$17]" office:value-type="float" office:value="3241.05" calcext:value-type="float">
            <text:p>3241,0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" calcext:value-type="float">
            <text:p>29</text:p>
          </table:table-cell>
          <table:table-cell table:formula="of:=[.D220]*[Planilha2.C$14]" office:value-type="float" office:value="3335" calcext:value-type="float">
            <text:p>3335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" calcext:value-type="float">
            <text:p>7</text:p>
          </table:table-cell>
          <table:table-cell table:formula="of:=[.D221]*[Planilha2.C$9]" office:value-type="float" office:value="861" calcext:value-type="float">
            <text:p>861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8.2" calcext:value-type="float">
            <text:p>28,2</text:p>
          </table:table-cell>
          <table:table-cell table:formula="of:=[.D222]*[Planilha2.C$15]" office:value-type="float" office:value="2223.852" calcext:value-type="float">
            <text:p>2223,85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0" calcext:value-type="float">
            <text:p>30</text:p>
          </table:table-cell>
          <table:table-cell table:formula="of:=[.D223]*[Planilha2.C$15]" office:value-type="float" office:value="2365.8" calcext:value-type="float">
            <text:p>2365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8" calcext:value-type="float">
            <text:p>30,8</text:p>
          </table:table-cell>
          <table:table-cell table:formula="of:=[.D224]*[Planilha2.C$15]" office:value-type="float" office:value="2428.888" calcext:value-type="float">
            <text:p>2428,88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20" calcext:value-type="float">
            <text:p>20</text:p>
          </table:table-cell>
          <table:table-cell table:formula="of:=[.D225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11.2" calcext:value-type="float">
            <text:p>11,2</text:p>
          </table:table-cell>
          <table:table-cell table:formula="of:=[.D226]*[Planilha2.C$7]" office:value-type="float" office:value="2396.8" calcext:value-type="float">
            <text:p>2396,8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4" calcext:value-type="float">
            <text:p>3,4</text:p>
          </table:table-cell>
          <table:table-cell table:formula="of:=[.D227]*[Planilha2.C$10]" office:value-type="float" office:value="1414.4" calcext:value-type="float">
            <text:p>141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2.6" calcext:value-type="float">
            <text:p>12,6</text:p>
          </table:table-cell>
          <table:table-cell table:formula="of:=[.D228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1.6" calcext:value-type="float">
            <text:p>11,6</text:p>
          </table:table-cell>
          <table:table-cell table:formula="of:=[.D229]*[Planilha2.C$12]" office:value-type="float" office:value="1554.4" calcext:value-type="float">
            <text:p>1554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3.6" calcext:value-type="float">
            <text:p>13,6</text:p>
          </table:table-cell>
          <table:table-cell table:formula="of:=[.D230]*[Planilha2.C$7]" office:value-type="float" office:value="2910.4" calcext:value-type="float">
            <text:p>2910,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" calcext:value-type="float">
            <text:p>6</text:p>
          </table:table-cell>
          <table:table-cell table:formula="of:=[.D23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5" calcext:value-type="float">
            <text:p>15</text:p>
          </table:table-cell>
          <table:table-cell table:formula="of:=[.D232]*[Planilha2.C$11]" office:value-type="float" office:value="2850" calcext:value-type="float">
            <text:p>2850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8" calcext:value-type="float">
            <text:p>4,8</text:p>
          </table:table-cell>
          <table:table-cell table:formula="of:=[.D233]*[Planilha2.C$7]" office:value-type="float" office:value="1027.2" calcext:value-type="float">
            <text:p>1027,2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.4" calcext:value-type="float">
            <text:p>11,4</text:p>
          </table:table-cell>
          <table:table-cell table:formula="of:=[.D234]*[Planilha2.C$5]" office:value-type="float" office:value="1354.89" calcext:value-type="float">
            <text:p>1354,89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formula="of:=[.D235]*[Planilha2.C$24]" office:value-type="float" office:value="1614.96" calcext:value-type="float">
            <text:p>1614,96</text:p>
          </table:table-cell>
          <table:table-cell table:number-columns-repeated="16379"/>
        </table:table-row>
        <table:table-row table:style-name="ro1">
          <table:table-cell office:value-type="date" office:date-value="2023-11-21" calcext:value-type="date">
            <text:p>21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formula="of:=[.D236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23.4" calcext:value-type="float">
            <text:p>23,4</text:p>
          </table:table-cell>
          <table:table-cell table:formula="of:=[.D237]*[Planilha2.C$15]" office:value-type="float" office:value="1845.324" calcext:value-type="float">
            <text:p>1845,32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20.6" calcext:value-type="float">
            <text:p>20,6</text:p>
          </table:table-cell>
          <table:table-cell table:formula="of:=[.D238]*[Planilha2.C$14]" office:value-type="float" office:value="2369" calcext:value-type="float">
            <text:p>2369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23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8" calcext:value-type="float">
            <text:p>11,8</text:p>
          </table:table-cell>
          <table:table-cell table:formula="of:=[.D240]*[Planilha2.C$15]" office:value-type="float" office:value="930.548" calcext:value-type="float">
            <text:p>930,54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9.4" calcext:value-type="float">
            <text:p>19,4</text:p>
          </table:table-cell>
          <table:table-cell table:formula="of:=[.D241]*[Planilha2.C$15]" office:value-type="float" office:value="1529.884" calcext:value-type="float">
            <text:p>1529,88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7" calcext:value-type="float">
            <text:p>7</text:p>
          </table:table-cell>
          <table:table-cell table:formula="of:=[.D242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table:formula="of:=[.D243]*[Planilha2.C$17]" office:value-type="float" office:value="2097.15" calcext:value-type="float">
            <text:p>2097,1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6.6" calcext:value-type="float">
            <text:p>16,6</text:p>
          </table:table-cell>
          <table:table-cell table:formula="of:=[.D244]*[Planilha2.C$11]" office:value-type="float" office:value="3154" calcext:value-type="float">
            <text:p>315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6.2" calcext:value-type="float">
            <text:p>26,2</text:p>
          </table:table-cell>
          <table:table-cell table:formula="of:=[.D245]*[Planilha2.C$14]" office:value-type="float" office:value="3013" calcext:value-type="float">
            <text:p>3013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2" calcext:value-type="float">
            <text:p>12</text:p>
          </table:table-cell>
          <table:table-cell table:formula="of:=[.D246]*[Planilha2.C$11]" office:value-type="float" office:value="2280" calcext:value-type="float">
            <text:p>2280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.6" calcext:value-type="float">
            <text:p>6,6</text:p>
          </table:table-cell>
          <table:table-cell table:formula="of:=[.D247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.6" calcext:value-type="float">
            <text:p>9,6</text:p>
          </table:table-cell>
          <table:table-cell table:formula="of:=[.D248]*[Planilha2.C$7]" office:value-type="float" office:value="2054.4" calcext:value-type="float">
            <text:p>2054,4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4.7" calcext:value-type="float">
            <text:p>4,7</text:p>
          </table:table-cell>
          <table:table-cell table:formula="of:=[.D249]*[Planilha2.C$7]" office:value-type="float" office:value="1005.8" calcext:value-type="float">
            <text:p>1005,8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9" calcext:value-type="float">
            <text:p>5,9</text:p>
          </table:table-cell>
          <table:table-cell table:formula="of:=[.D250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" calcext:value-type="float">
            <text:p>2</text:p>
          </table:table-cell>
          <table:table-cell table:formula="of:=[.D251]*[Planilha2.C$10]" office:value-type="float" office:value="832" calcext:value-type="float">
            <text:p>83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8" calcext:value-type="float">
            <text:p>7,8</text:p>
          </table:table-cell>
          <table:table-cell table:formula="of:=[.D252]*[Planilha2.C$11]" office:value-type="float" office:value="1482" calcext:value-type="float">
            <text:p>1482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7.5" calcext:value-type="float">
            <text:p>7,5</text:p>
          </table:table-cell>
          <table:table-cell table:formula="of:=[.D253]*[Planilha2.C$11]" office:value-type="float" office:value="1425" calcext:value-type="float">
            <text:p>1425</text:p>
          </table:table-cell>
          <table:table-cell table:number-columns-repeated="16379"/>
        </table:table-row>
        <table:table-row table:style-name="ro1">
          <table:table-cell office:value-type="date" office:date-value="2023-11-22" calcext:value-type="date">
            <text:p>22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254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27" calcext:value-type="float">
            <text:p>27</text:p>
          </table:table-cell>
          <table:table-cell table:formula="of:=[.D255]*[Planilha2.C$13]" office:value-type="float" office:value="4104" calcext:value-type="float">
            <text:p>410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2" calcext:value-type="float">
            <text:p>12</text:p>
          </table:table-cell>
          <table:table-cell table:formula="of:=[.D256]*[Planilha2.C$12]" office:value-type="float" office:value="1608" calcext:value-type="float">
            <text:p>160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9.2" calcext:value-type="float">
            <text:p>29,2</text:p>
          </table:table-cell>
          <table:table-cell table:formula="of:=[.D257]*[Planilha2.C$14]" office:value-type="float" office:value="3358" calcext:value-type="float">
            <text:p>335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7" calcext:value-type="float">
            <text:p>7</text:p>
          </table:table-cell>
          <table:table-cell table:formula="of:=[.D258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259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" calcext:value-type="float">
            <text:p>18</text:p>
          </table:table-cell>
          <table:table-cell table:formula="of:=[.D260]*[Planilha2.C$15]" office:value-type="float" office:value="1419.48" calcext:value-type="float">
            <text:p>1419,4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5.2" calcext:value-type="float">
            <text:p>15,2</text:p>
          </table:table-cell>
          <table:table-cell table:formula="of:=[.D261]*[Planilha2.C$15]" office:value-type="float" office:value="1198.672" calcext:value-type="float">
            <text:p>1198,67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6" calcext:value-type="float">
            <text:p>1,6</text:p>
          </table:table-cell>
          <table:table-cell table:formula="of:=[.D262]*[Planilha2.C$13]" office:value-type="float" office:value="243.2" calcext:value-type="float">
            <text:p>243,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63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" calcext:value-type="float">
            <text:p>8</text:p>
          </table:table-cell>
          <table:table-cell table:formula="of:=[.D264]*[Planilha2.C$9]" office:value-type="float" office:value="984" calcext:value-type="float">
            <text:p>98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.6" calcext:value-type="float">
            <text:p>1,6</text:p>
          </table:table-cell>
          <table:table-cell table:formula="of:=[.D265]*[Planilha2.C$7]" office:value-type="float" office:value="342.4" calcext:value-type="float">
            <text:p>342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0.3" calcext:value-type="float">
            <text:p>10,3</text:p>
          </table:table-cell>
          <table:table-cell table:formula="of:=[.D266]*[Planilha2.C$13]" office:value-type="float" office:value="1565.6" calcext:value-type="float">
            <text:p>1565,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9" calcext:value-type="float">
            <text:p>19</text:p>
          </table:table-cell>
          <table:table-cell table:formula="of:=[.D267]*[Planilha2.C$12]" office:value-type="float" office:value="2546" calcext:value-type="float">
            <text:p>2546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9" calcext:value-type="float">
            <text:p>19</text:p>
          </table:table-cell>
          <table:table-cell table:formula="of:=[.D2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8" calcext:value-type="float">
            <text:p>8</text:p>
          </table:table-cell>
          <table:table-cell table:formula="of:=[.D269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270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table:style-name="ce5"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10.6" calcext:value-type="float">
            <text:p>10,6</text:p>
          </table:table-cell>
          <table:table-cell table:formula="of:=[.D271]*[Planilha2.C$11]" office:value-type="float" office:value="2014" calcext:value-type="float">
            <text:p>201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4.6" calcext:value-type="float">
            <text:p>4,6</text:p>
          </table:table-cell>
          <table:table-cell table:formula="of:=[.D272]*[Planilha2.C$7]" office:value-type="float" office:value="984.4" calcext:value-type="float">
            <text:p>984,4</text:p>
          </table:table-cell>
          <table:table-cell table:number-columns-repeated="16379"/>
        </table:table-row>
        <table:table-row table:style-name="ro1">
          <table:table-cell office:value-type="date" office:date-value="2023-11-23" calcext:value-type="date">
            <text:p>23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3.4" calcext:value-type="float">
            <text:p>13,4</text:p>
          </table:table-cell>
          <table:table-cell table:formula="of:=[.D273]*[Planilha2.C$5]" office:value-type="float" office:value="1592.59" calcext:value-type="float">
            <text:p>1592,59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2" calcext:value-type="float">
            <text:p>9,2</text:p>
          </table:table-cell>
          <table:table-cell table:formula="of:=[.D274]*[Planilha2.C$11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9.5" calcext:value-type="float">
            <text:p>9,5</text:p>
          </table:table-cell>
          <table:table-cell table:formula="of:=[.D275]*[Planilha2.C$11]" office:value-type="float" office:value="1805" calcext:value-type="float">
            <text:p>180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.4" calcext:value-type="float">
            <text:p>7,4</text:p>
          </table:table-cell>
          <table:table-cell table:formula="of:=[.D276]*[Planilha2.C$21]" office:value-type="float" office:value="1670.772" calcext:value-type="float">
            <text:p>1670,77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7" calcext:value-type="float">
            <text:p>7</text:p>
          </table:table-cell>
          <table:table-cell table:formula="of:=[.D277]*[Planilha2.C$21]" office:value-type="float" office:value="1580.46" calcext:value-type="float">
            <text:p>1580,4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5" calcext:value-type="float">
            <text:p>6,5</text:p>
          </table:table-cell>
          <table:table-cell table:formula="of:=[.D278]*[Planilha2.C$11]" office:value-type="float" office:value="1235" calcext:value-type="float">
            <text:p>123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6.9" calcext:value-type="float">
            <text:p>6,9</text:p>
          </table:table-cell>
          <table:table-cell table:formula="of:=[.D279]*[Planilha2.C$11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280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281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.4" calcext:value-type="float">
            <text:p>10,4</text:p>
          </table:table-cell>
          <table:table-cell table:formula="of:=[.D282]*[Planilha2.C$15]" office:value-type="float" office:value="820.144" calcext:value-type="float">
            <text:p>820,144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7" calcext:value-type="float">
            <text:p>8,7</text:p>
          </table:table-cell>
          <table:table-cell table:formula="of:=[.D283]*[Planilha2.C$7]" office:value-type="float" office:value="1861.8" calcext:value-type="float">
            <text:p>1861,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9.8" calcext:value-type="float">
            <text:p>19,8</text:p>
          </table:table-cell>
          <table:table-cell table:formula="of:=[.D284]*[Planilha2.C$12]" office:value-type="float" office:value="2653.2" calcext:value-type="float">
            <text:p>2653,2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.4" calcext:value-type="float">
            <text:p>11,4</text:p>
          </table:table-cell>
          <table:table-cell table:formula="of:=[.D285]*[Planilha2.C$14]" office:value-type="float" office:value="1311" calcext:value-type="float">
            <text:p>1311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" calcext:value-type="float">
            <text:p>14</text:p>
          </table:table-cell>
          <table:table-cell table:formula="of:=[.D286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0.2" calcext:value-type="float">
            <text:p>20,2</text:p>
          </table:table-cell>
          <table:table-cell table:formula="of:=[.D287]*[Planilha2.C$14]" office:value-type="float" office:value="2323" calcext:value-type="float">
            <text:p>2323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1" calcext:value-type="float">
            <text:p>21</text:p>
          </table:table-cell>
          <table:table-cell table:formula="of:=[.D288]*[Planilha2.C$14]" office:value-type="float" office:value="2415" calcext:value-type="float">
            <text:p>2415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289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1-24" calcext:value-type="date">
            <text:p>24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" calcext:value-type="float">
            <text:p>9</text:p>
          </table:table-cell>
          <table:table-cell table:formula="of:=[.D290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1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5" calcext:value-type="float">
            <text:p>8,5</text:p>
          </table:table-cell>
          <table:table-cell table:formula="of:=[.D292]*[Planilha2.C$11]" office:value-type="float" office:value="1615" calcext:value-type="float">
            <text:p>1615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ARCEL 30</text:p>
          </table:table-cell>
          <table:table-cell office:value-type="float" office:value="840" calcext:value-type="float">
            <text:p>840</text:p>
          </table:table-cell>
          <table:table-cell office:value-type="float" office:value="1.9" calcext:value-type="float">
            <text:p>1,9</text:p>
          </table:table-cell>
          <table:table-cell table:formula="of:=[.D293]*[Planilha2.C$6]" office:value-type="float" office:value="73.72" calcext:value-type="float">
            <text:p>73,7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5.8" calcext:value-type="float">
            <text:p>15,8</text:p>
          </table:table-cell>
          <table:table-cell table:formula="of:=[.D294]*[Planilha2.C$12]" office:value-type="float" office:value="2117.2" calcext:value-type="float">
            <text:p>2117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295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1" calcext:value-type="float">
            <text:p>3,1</text:p>
          </table:table-cell>
          <table:table-cell table:formula="of:=[.D296]*[Planilha2.C$13]" office:value-type="float" office:value="471.2" calcext:value-type="float">
            <text:p>471,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5.6" calcext:value-type="float">
            <text:p>5,6</text:p>
          </table:table-cell>
          <table:table-cell table:formula="of:=[.D297]*[Planilha2.C$7]" office:value-type="float" office:value="1198.4" calcext:value-type="float">
            <text:p>1198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2.7" calcext:value-type="float">
            <text:p>2,7</text:p>
          </table:table-cell>
          <table:table-cell table:formula="of:=[.D298]*[Planilha2.C$7]" office:value-type="float" office:value="577.8" calcext:value-type="float">
            <text:p>577,8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0" calcext:value-type="float">
            <text:p>10</text:p>
          </table:table-cell>
          <table:table-cell table:formula="of:=[.D299]*[Planilha2.C$15]" office:value-type="float" office:value="788.6" calcext:value-type="float">
            <text:p>788,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00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301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4.6" calcext:value-type="float">
            <text:p>14,6</text:p>
          </table:table-cell>
          <table:table-cell table:formula="of:=[.D302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1" calcext:value-type="float">
            <text:p>4,1</text:p>
          </table:table-cell>
          <table:table-cell table:formula="of:=[.D303]*[Planilha2.C$9]" office:value-type="float" office:value="504.3" calcext:value-type="float">
            <text:p>504,3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6.5" calcext:value-type="float">
            <text:p>6,5</text:p>
          </table:table-cell>
          <table:table-cell table:formula="of:=[.D304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5" calcext:value-type="float">
            <text:p>6,5</text:p>
          </table:table-cell>
          <table:table-cell table:formula="of:=[.D305]*[Planilha2.C$7]" office:value-type="float" office:value="1391" calcext:value-type="float">
            <text:p>1391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3" calcext:value-type="float">
            <text:p>8,3</text:p>
          </table:table-cell>
          <table:table-cell table:formula="of:=[.D306]*[Planilha2.C$21]" office:value-type="float" office:value="1873.974" calcext:value-type="float">
            <text:p>1873,974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7" calcext:value-type="float">
            <text:p>8,7</text:p>
          </table:table-cell>
          <table:table-cell table:formula="of:=[.D307]*[Planilha2.C$21]" office:value-type="float" office:value="1964.286" calcext:value-type="float">
            <text:p>1964,286</text:p>
          </table:table-cell>
          <table:table-cell table:number-columns-repeated="16379"/>
        </table:table-row>
        <table:table-row table:style-name="ro1">
          <table:table-cell office:value-type="date" office:date-value="2023-11-27" calcext:value-type="date">
            <text:p>27/11/23</text:p>
          </table:table-cell>
          <table:table-cell table:style-name="ce5"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.6" calcext:value-type="float">
            <text:p>19,6</text:p>
          </table:table-cell>
          <table:table-cell table:formula="of:=[.D308]*[Planilha2.C$24]" office:value-type="float" office:value="1318.884" calcext:value-type="float">
            <text:p>1318,8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7" calcext:value-type="float">
            <text:p>14,7</text:p>
          </table:table-cell>
          <table:table-cell table:formula="of:=[.D309]*[Planilha2.C$11]" office:value-type="float" office:value="2793" calcext:value-type="float">
            <text:p>279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4.5" calcext:value-type="float">
            <text:p>14,5</text:p>
          </table:table-cell>
          <table:table-cell table:formula="of:=[.D310]*[Planilha2.C$11]" office:value-type="float" office:value="2755" calcext:value-type="float">
            <text:p>275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06 DE LYCRA</text:p>
          </table:table-cell>
          <table:table-cell office:value-type="float" office:value="901" calcext:value-type="float">
            <text:p>901</text:p>
          </table:table-cell>
          <table:table-cell office:value-type="float" office:value="13.5" calcext:value-type="float">
            <text:p>13,5</text:p>
          </table:table-cell>
          <table:table-cell table:formula="of:=[.D311]*[Planilha2.C$13]" office:value-type="float" office:value="2052" calcext:value-type="float">
            <text:p>205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7.8" calcext:value-type="float">
            <text:p>17,8</text:p>
          </table:table-cell>
          <table:table-cell table:formula="of:=[.D312]*[Planilha2.C$5]" office:value-type="float" office:value="2115.53" calcext:value-type="float">
            <text:p>2115,53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3" calcext:value-type="float">
            <text:p>4,3</text:p>
          </table:table-cell>
          <table:table-cell table:formula="of:=[.D313]*[Planilha2.C$9]" office:value-type="float" office:value="528.9" calcext:value-type="float">
            <text:p>528,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6" calcext:value-type="float">
            <text:p>2,6</text:p>
          </table:table-cell>
          <table:table-cell table:formula="of:=[.D314]*[Planilha2.C$13]" office:value-type="float" office:value="395.2" calcext:value-type="float">
            <text:p>395,2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15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3.6" calcext:value-type="float">
            <text:p>13,6</text:p>
          </table:table-cell>
          <table:table-cell table:formula="of:=[.D316]*[Planilha2.C$15]" office:value-type="float" office:value="1072.496" calcext:value-type="float">
            <text:p>1072,49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24.4" calcext:value-type="float">
            <text:p>24,4</text:p>
          </table:table-cell>
          <table:table-cell table:formula="of:=[.D317]*[Planilha2.C$14]" office:value-type="float" office:value="2806" calcext:value-type="float">
            <text:p>280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5" calcext:value-type="float">
            <text:p>15</text:p>
          </table:table-cell>
          <table:table-cell table:formula="of:=[.D318]*[Planilha2.C$14]" office:value-type="float" office:value="1725" calcext:value-type="float">
            <text:p>1725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8.6" calcext:value-type="float">
            <text:p>8,6</text:p>
          </table:table-cell>
          <table:table-cell table:formula="of:=[.D319]*[Planilha2.C$14]" office:value-type="float" office:value="989" calcext:value-type="float">
            <text:p>989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" calcext:value-type="float">
            <text:p>5</text:p>
          </table:table-cell>
          <table:table-cell table:formula="of:=[.D320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6" calcext:value-type="float">
            <text:p>6</text:p>
          </table:table-cell>
          <table:table-cell table:formula="of:=[.D321]*[Planilha2.C$7]" office:value-type="float" office:value="1284" calcext:value-type="float">
            <text:p>128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4.2" calcext:value-type="float">
            <text:p>4,2</text:p>
          </table:table-cell>
          <table:table-cell table:formula="of:=[.D322]*[Planilha2.C$7]" office:value-type="float" office:value="898.8" calcext:value-type="float">
            <text:p>898,8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3.4" calcext:value-type="float">
            <text:p>13,4</text:p>
          </table:table-cell>
          <table:table-cell table:formula="of:=[.D323]*[Planilha2.C$12]" office:value-type="float" office:value="1795.6" calcext:value-type="float">
            <text:p>1795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1.4" calcext:value-type="float">
            <text:p>11,4</text:p>
          </table:table-cell>
          <table:table-cell table:formula="of:=[.D324]*[Planilha2.C$12]" office:value-type="float" office:value="1527.6" calcext:value-type="float">
            <text:p>1527,6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6.6" calcext:value-type="float">
            <text:p>6,6</text:p>
          </table:table-cell>
          <table:table-cell table:formula="of:=[.D325]*[Planilha2.C$7]" office:value-type="float" office:value="1412.4" calcext:value-type="float">
            <text:p>1412,4</text:p>
          </table:table-cell>
          <table:table-cell table:number-columns-repeated="16379"/>
        </table:table-row>
        <table:table-row table:style-name="ro1">
          <table:table-cell office:value-type="date" office:date-value="2023-11-28" calcext:value-type="date">
            <text:p>28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18.6" calcext:value-type="float">
            <text:p>18,6</text:p>
          </table:table-cell>
          <table:table-cell table:formula="of:=[.D326]*[Planilha2.C$24]" office:value-type="float" office:value="1251.594" calcext:value-type="float">
            <text:p>1251,59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08 DE LYCRA</text:p>
          </table:table-cell>
          <table:table-cell office:value-type="float" office:value="902" calcext:value-type="float">
            <text:p>902</text:p>
          </table:table-cell>
          <table:table-cell office:value-type="float" office:value="12.4" calcext:value-type="float">
            <text:p>12,4</text:p>
          </table:table-cell>
          <table:table-cell table:formula="of:=[.D327]*[Planilha2.C$19]" office:value-type="float" office:value="4147.056" calcext:value-type="float">
            <text:p>4147,0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NEW CONF</text:p>
          </table:table-cell>
          <table:table-cell office:value-type="float" office:value="908" calcext:value-type="float">
            <text:p>908</text:p>
          </table:table-cell>
          <table:table-cell office:value-type="float" office:value="26" calcext:value-type="float">
            <text:p>26</text:p>
          </table:table-cell>
          <table:table-cell table:formula="of:=[.D328]*[Planilha2.C$24]" office:value-type="float" office:value="1749.54" calcext:value-type="float">
            <text:p>1749,54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29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2" calcext:value-type="float">
            <text:p>9,2</text:p>
          </table:table-cell>
          <table:table-cell table:formula="of:=[.D330]*[Planilha2.C$21]" office:value-type="float" office:value="2077.176" calcext:value-type="float">
            <text:p>2077,1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9.8" calcext:value-type="float">
            <text:p>9,8</text:p>
          </table:table-cell>
          <table:table-cell table:formula="of:=[.D331]*[Planilha2.C$12]" office:value-type="float" office:value="1313.2" calcext:value-type="float">
            <text:p>1313,2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332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0.2" calcext:value-type="float">
            <text:p>10,2</text:p>
          </table:table-cell>
          <table:table-cell table:formula="of:=[.D333]*[Planilha2.C$5]" office:value-type="float" office:value="1212.27" calcext:value-type="float">
            <text:p>1212,2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table:formula="of:=[.D334]*[Planilha2.C$17]" office:value-type="float" office:value="2669.1" calcext:value-type="float">
            <text:p>2669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7" calcext:value-type="float">
            <text:p>4,7</text:p>
          </table:table-cell>
          <table:table-cell table:formula="of:=[.D335]*[Planilha2.C$9]" office:value-type="float" office:value="578.1" calcext:value-type="float">
            <text:p>578,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4.5" calcext:value-type="float">
            <text:p>4,5</text:p>
          </table:table-cell>
          <table:table-cell table:formula="of:=[.D336]*[Planilha2.C$6]" office:value-type="float" office:value="174.6" calcext:value-type="float">
            <text:p>174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3</text:p>
          </table:table-cell>
          <table:table-cell office:value-type="float" office:value="833" calcext:value-type="float">
            <text:p>833</text:p>
          </table:table-cell>
          <table:table-cell office:value-type="float" office:value="23.4" calcext:value-type="float">
            <text:p>23,4</text:p>
          </table:table-cell>
          <table:table-cell table:formula="of:=[.D337]*[Planilha2.C$14]" office:value-type="float" office:value="2691" calcext:value-type="float">
            <text:p>269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6" calcext:value-type="float">
            <text:p>16</text:p>
          </table:table-cell>
          <table:table-cell table:formula="of:=[.D338]*[Planilha2.C$15]" office:value-type="float" office:value="1261.76" calcext:value-type="float">
            <text:p>1261,7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6" calcext:value-type="float">
            <text:p>28,6</text:p>
          </table:table-cell>
          <table:table-cell table:formula="of:=[.D339]*[Planilha2.C$15]" office:value-type="float" office:value="2255.396" calcext:value-type="float">
            <text:p>2255,39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6" calcext:value-type="float">
            <text:p>14,6</text:p>
          </table:table-cell>
          <table:table-cell table:formula="of:=[.D340]*[Planilha2.C$15]" office:value-type="float" office:value="1151.356" calcext:value-type="float">
            <text:p>1151,35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341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9.4" calcext:value-type="float">
            <text:p>9,4</text:p>
          </table:table-cell>
          <table:table-cell table:formula="of:=[.D342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7.4" calcext:value-type="float">
            <text:p>7,4</text:p>
          </table:table-cell>
          <table:table-cell table:formula="of:=[.D343]*[Planilha2.C$7]" office:value-type="float" office:value="1583.6" calcext:value-type="float">
            <text:p>1583,6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8.5" calcext:value-type="float">
            <text:p>8,5</text:p>
          </table:table-cell>
          <table:table-cell table:formula="of:=[.D344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0.9" calcext:value-type="float">
            <text:p>10,9</text:p>
          </table:table-cell>
          <table:table-cell table:formula="of:=[.D345]*[Planilha2.C$11]" office:value-type="float" office:value="2071" calcext:value-type="float">
            <text:p>2071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11" calcext:value-type="float">
            <text:p>11</text:p>
          </table:table-cell>
          <table:table-cell table:formula="of:=[.D346]*[Planilha2.C$11]" office:value-type="float" office:value="2090" calcext:value-type="float">
            <text:p>2090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3" calcext:value-type="float">
            <text:p>12,3</text:p>
          </table:table-cell>
          <table:table-cell table:formula="of:=[.D347]*[Planilha2.C$11]" office:value-type="float" office:value="2337" calcext:value-type="float">
            <text:p>2337</text:p>
          </table:table-cell>
          <table:table-cell table:number-columns-repeated="16379"/>
        </table:table-row>
        <table:table-row table:style-name="ro1">
          <table:table-cell office:value-type="date" office:date-value="2023-11-29" calcext:value-type="date">
            <text:p>29/11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348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.6" calcext:value-type="float">
            <text:p>8,6</text:p>
          </table:table-cell>
          <table:table-cell table:formula="of:=[.D349]*[Planilha2.C$7]" office:value-type="float" office:value="1840.4" calcext:value-type="float">
            <text:p>1840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" calcext:value-type="float">
            <text:p>16</text:p>
          </table:table-cell>
          <table:table-cell table:formula="of:=[.D350]*[Planilha2.C$14]" office:value-type="float" office:value="1840" calcext:value-type="float">
            <text:p>1840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2" calcext:value-type="float">
            <text:p>20,2</text:p>
          </table:table-cell>
          <table:table-cell table:formula="of:=[.D351]*[Planilha2.C$12]" office:value-type="float" office:value="2706.8" calcext:value-type="float">
            <text:p>2706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8.6" calcext:value-type="float">
            <text:p>18,6</text:p>
          </table:table-cell>
          <table:table-cell table:formula="of:=[.D352]*[Planilha2.C$14]" office:value-type="float" office:value="2139" calcext:value-type="float">
            <text:p>213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2.8" calcext:value-type="float">
            <text:p>2,8</text:p>
          </table:table-cell>
          <table:table-cell table:formula="of:=[.D353]*[Planilha2.C$13]" office:value-type="float" office:value="425.6" calcext:value-type="float">
            <text:p>425,6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3" calcext:value-type="float">
            <text:p>7,3</text:p>
          </table:table-cell>
          <table:table-cell table:formula="of:=[.D354]*[Planilha2.C$6]" office:value-type="float" office:value="283.24" calcext:value-type="float">
            <text:p>283,2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2" calcext:value-type="float">
            <text:p>11,2</text:p>
          </table:table-cell>
          <table:table-cell table:formula="of:=[.D355]*[Planilha2.C$15]" office:value-type="float" office:value="883.232" calcext:value-type="float">
            <text:p>883,23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2.2" calcext:value-type="float">
            <text:p>12,2</text:p>
          </table:table-cell>
          <table:table-cell table:formula="of:=[.D356]*[Planilha2.C$15]" office:value-type="float" office:value="962.092" calcext:value-type="float">
            <text:p>962,09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6" calcext:value-type="float">
            <text:p>14,6</text:p>
          </table:table-cell>
          <table:table-cell table:formula="of:=[.D357]*[Planilha2.C$14]" office:value-type="float" office:value="1679" calcext:value-type="float">
            <text:p>1679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4.2" calcext:value-type="float">
            <text:p>14,2</text:p>
          </table:table-cell>
          <table:table-cell table:formula="of:=[.D358]*[Planilha2.C$15]" office:value-type="float" office:value="1119.812" calcext:value-type="float">
            <text:p>1119,81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7" calcext:value-type="float">
            <text:p>17</text:p>
          </table:table-cell>
          <table:table-cell table:formula="of:=[.D35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.2" calcext:value-type="float">
            <text:p>8,2</text:p>
          </table:table-cell>
          <table:table-cell table:formula="of:=[.D360]*[Planilha2.C$7]" office:value-type="float" office:value="1754.8" calcext:value-type="float">
            <text:p>1754,8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18.6" calcext:value-type="float">
            <text:p>18,6</text:p>
          </table:table-cell>
          <table:table-cell table:formula="of:=[.D361]*[Planilha2.C$12]" office:value-type="float" office:value="2492.4" calcext:value-type="float">
            <text:p>2492,4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COS 16</text:p>
          </table:table-cell>
          <table:table-cell office:value-type="float" office:value="816" calcext:value-type="float">
            <text:p>816</text:p>
          </table:table-cell>
          <table:table-cell office:value-type="float" office:value="11" calcext:value-type="float">
            <text:p>11</text:p>
          </table:table-cell>
          <table:table-cell table:formula="of:=[.D362]*[Planilha2.C$5]" office:value-type="float" office:value="1307.35" calcext:value-type="float">
            <text:p>1307,35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8.8" calcext:value-type="float">
            <text:p>8,8</text:p>
          </table:table-cell>
          <table:table-cell table:formula="of:=[.D363]*[Planilha2.C$7]" office:value-type="float" office:value="1883.2" calcext:value-type="float">
            <text:p>1883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5.3" calcext:value-type="float">
            <text:p>5,3</text:p>
          </table:table-cell>
          <table:table-cell table:formula="of:=[.D364]*[Planilha2.C$7]" office:value-type="float" office:value="1134.2" calcext:value-type="float">
            <text:p>1134,2</text:p>
          </table:table-cell>
          <table:table-cell table:number-columns-repeated="16379"/>
        </table:table-row>
        <table:table-row table:style-name="ro1">
          <table:table-cell office:value-type="date" office:date-value="2023-11-30" calcext:value-type="date">
            <text:p>30/11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5.9" calcext:value-type="float">
            <text:p>5,9</text:p>
          </table:table-cell>
          <table:table-cell table:formula="of:=[.D365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" calcext:value-type="float">
            <text:p>10</text:p>
          </table:table-cell>
          <table:table-cell table:formula="of:=[.D366]*[Planilha2.C$11]" office:value-type="float" office:value="1900" calcext:value-type="float">
            <text:p>1900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1" calcext:value-type="float">
            <text:p>10,1</text:p>
          </table:table-cell>
          <table:table-cell table:formula="of:=[.D367]*[Planilha2.C$11]" office:value-type="float" office:value="1919" calcext:value-type="float">
            <text:p>1919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19" calcext:value-type="float">
            <text:p>19</text:p>
          </table:table-cell>
          <table:table-cell table:formula="of:=[.D368]*[Planilha2.C$24]" office:value-type="float" office:value="1278.51" calcext:value-type="float">
            <text:p>1278,5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4" calcext:value-type="float">
            <text:p>9,4</text:p>
          </table:table-cell>
          <table:table-cell table:formula="of:=[.D369]*[Planilha2.C$21]" office:value-type="float" office:value="2122.332" calcext:value-type="float">
            <text:p>2122,3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table:style-name="ce5"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5" calcext:value-type="float">
            <text:p>9,5</text:p>
          </table:table-cell>
          <table:table-cell table:formula="of:=[.D370]*[Planilha2.C$21]" office:value-type="float" office:value="2144.91" calcext:value-type="float">
            <text:p>2144,9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1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5" calcext:value-type="float">
            <text:p>9,5</text:p>
          </table:table-cell>
          <table:table-cell table:formula="of:=[.D372]*[Planilha2.C$6]" office:value-type="float" office:value="368.6" calcext:value-type="float">
            <text:p>368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2" calcext:value-type="float">
            <text:p>802</text:p>
          </table:table-cell>
          <table:table-cell office:value-type="float" office:value="4.3" calcext:value-type="float">
            <text:p>4,3</text:p>
          </table:table-cell>
          <table:table-cell table:formula="of:=[.D373]*[Planilha2.C$7]" office:value-type="float" office:value="920.2" calcext:value-type="float">
            <text:p>920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11" calcext:value-type="float">
            <text:p>811</text:p>
          </table:table-cell>
          <table:table-cell office:value-type="float" office:value="6.3" calcext:value-type="float">
            <text:p>6,3</text:p>
          </table:table-cell>
          <table:table-cell table:formula="of:=[.D374]*[Planilha2.C$7]" office:value-type="float" office:value="1348.2" calcext:value-type="float">
            <text:p>1348,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1.5" calcext:value-type="float">
            <text:p>1,5</text:p>
          </table:table-cell>
          <table:table-cell table:formula="of:=[.D375]*[Planilha2.C$13]" office:value-type="float" office:value="228" calcext:value-type="float">
            <text:p>228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2.6" calcext:value-type="float">
            <text:p>12,6</text:p>
          </table:table-cell>
          <table:table-cell table:formula="of:=[.D376]*[Planilha2.C$12]" office:value-type="float" office:value="1688.4" calcext:value-type="float">
            <text:p>1688,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1.4" calcext:value-type="float">
            <text:p>11,4</text:p>
          </table:table-cell>
          <table:table-cell table:formula="of:=[.D377]*[Planilha2.C$15]" office:value-type="float" office:value="899.004" calcext:value-type="float">
            <text:p>899,004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.9" calcext:value-type="float">
            <text:p>6,9</text:p>
          </table:table-cell>
          <table:table-cell table:formula="of:=[.D378]*[Planilha2.C$9]" office:value-type="float" office:value="848.7" calcext:value-type="float">
            <text:p>848,7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6.2" calcext:value-type="float">
            <text:p>16,2</text:p>
          </table:table-cell>
          <table:table-cell table:formula="of:=[.D379]*[Planilha2.C$15]" office:value-type="float" office:value="1277.532" calcext:value-type="float">
            <text:p>1277,532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10.6" calcext:value-type="float">
            <text:p>10,6</text:p>
          </table:table-cell>
          <table:table-cell table:formula="of:=[.D380]*[Planilha2.C$15]" office:value-type="float" office:value="835.916" calcext:value-type="float">
            <text:p>835,91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9.4" calcext:value-type="float">
            <text:p>9,4</text:p>
          </table:table-cell>
          <table:table-cell table:formula="of:=[.D381]*[Planilha2.C$14]" office:value-type="float" office:value="1081" calcext:value-type="float">
            <text:p>1081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2" calcext:value-type="float">
            <text:p>7,2</text:p>
          </table:table-cell>
          <table:table-cell table:formula="of:=[.D382]*[Planilha2.C$6]" office:value-type="float" office:value="279.36" calcext:value-type="float">
            <text:p>279,3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5.9" calcext:value-type="float">
            <text:p>5,9</text:p>
          </table:table-cell>
          <table:table-cell table:formula="of:=[.D383]*[Planilha2.C$7]" office:value-type="float" office:value="1262.6" calcext:value-type="float">
            <text:p>1262,6</text:p>
          </table:table-cell>
          <table:table-cell table:number-columns-repeated="16379"/>
        </table:table-row>
        <table:table-row table:style-name="ro1">
          <table:table-cell office:value-type="date" office:date-value="2023-12-01" calcext:value-type="date">
            <text:p>01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10.4" calcext:value-type="float">
            <text:p>10,4</text:p>
          </table:table-cell>
          <table:table-cell table:formula="of:=[.D384]*[Planilha2.C$17]" office:value-type="float" office:value="1982.76" calcext:value-type="float">
            <text:p>1982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85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5.8" calcext:value-type="float">
            <text:p>5,8</text:p>
          </table:table-cell>
          <table:table-cell table:formula="of:=[.D386]*[Planilha2.C$7]" office:value-type="float" office:value="1241.2" calcext:value-type="float">
            <text:p>1241,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387]*[Planilha2.C$15]" office:value-type="float" office:value="1104.04" calcext:value-type="float">
            <text:p>1104,0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7" calcext:value-type="float">
            <text:p>27</text:p>
          </table:table-cell>
          <table:table-cell table:formula="of:=[.D388]*[Planilha2.C$12]" office:value-type="float" office:value="3618" calcext:value-type="float">
            <text:p>361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30" calcext:value-type="float">
            <text:p>830</text:p>
          </table:table-cell>
          <table:table-cell office:value-type="float" office:value="19.8" calcext:value-type="float">
            <text:p>19,8</text:p>
          </table:table-cell>
          <table:table-cell table:formula="of:=[.D389]*[Planilha2.C$14]" office:value-type="float" office:value="2277" calcext:value-type="float">
            <text:p>227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1" calcext:value-type="float">
            <text:p>821</text:p>
          </table:table-cell>
          <table:table-cell office:value-type="float" office:value="9" calcext:value-type="float">
            <text:p>9</text:p>
          </table:table-cell>
          <table:table-cell table:formula="of:=[.D390]*[Planilha2.C$15]" office:value-type="float" office:value="709.74" calcext:value-type="float">
            <text:p>709,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TIRA CANAL</text:p>
          </table:table-cell>
          <table:table-cell office:value-type="float" office:value="832" calcext:value-type="float">
            <text:p>832</text:p>
          </table:table-cell>
          <table:table-cell office:value-type="float" office:value="9.8" calcext:value-type="float">
            <text:p>9,8</text:p>
          </table:table-cell>
          <table:table-cell table:formula="of:=[.D391]*[Planilha2.C$17]" office:value-type="float" office:value="1868.37" calcext:value-type="float">
            <text:p>1868,37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5" calcext:value-type="float">
            <text:p>15</text:p>
          </table:table-cell>
          <table:table-cell table:formula="of:=[.D392]*[Planilha2.C$15]" office:value-type="float" office:value="1182.9" calcext:value-type="float">
            <text:p>1182,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4.8" calcext:value-type="float">
            <text:p>4,8</text:p>
          </table:table-cell>
          <table:table-cell table:formula="of:=[.D393]*[Planilha2.C$9]" office:value-type="float" office:value="590.4" calcext:value-type="float">
            <text:p>590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6" calcext:value-type="float">
            <text:p>16,6</text:p>
          </table:table-cell>
          <table:table-cell table:formula="of:=[.D394]*[Planilha2.C$12]" office:value-type="float" office:value="2224.4" calcext:value-type="float">
            <text:p>2224,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ARCEL 40</text:p>
          </table:table-cell>
          <table:table-cell office:value-type="float" office:value="840" calcext:value-type="float">
            <text:p>840</text:p>
          </table:table-cell>
          <table:table-cell office:value-type="float" office:value="7.9" calcext:value-type="float">
            <text:p>7,9</text:p>
          </table:table-cell>
          <table:table-cell table:formula="of:=[.D395]*[Planilha2.C$6]" office:value-type="float" office:value="306.52" calcext:value-type="float">
            <text:p>306,5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6.6" calcext:value-type="float">
            <text:p>16,6</text:p>
          </table:table-cell>
          <table:table-cell table:formula="of:=[.D396]*[Planilha2.C$14]" office:value-type="float" office:value="1909" calcext:value-type="float">
            <text:p>1909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7" calcext:value-type="float">
            <text:p>7</text:p>
          </table:table-cell>
          <table:table-cell table:formula="of:=[.D397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1" calcext:value-type="float">
            <text:p>11</text:p>
          </table:table-cell>
          <table:table-cell table:formula="of:=[.D398]*[Planilha2.C$12]" office:value-type="float" office:value="1474" calcext:value-type="float">
            <text:p>1474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5" calcext:value-type="float">
            <text:p>805</text:p>
          </table:table-cell>
          <table:table-cell office:value-type="float" office:value="11.6" calcext:value-type="float">
            <text:p>11,6</text:p>
          </table:table-cell>
          <table:table-cell table:formula="of:=[.D399]*[Planilha2.C$6]" office:value-type="float" office:value="450.08" calcext:value-type="float">
            <text:p>450,0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6" calcext:value-type="float">
            <text:p>16</text:p>
          </table:table-cell>
          <table:table-cell table:formula="of:=[.D400]*[Planilha2.C$6]" office:value-type="float" office:value="620.8" calcext:value-type="float">
            <text:p>620,8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3" calcext:value-type="float">
            <text:p>13</text:p>
          </table:table-cell>
          <table:table-cell table:formula="of:=[.D401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8" calcext:value-type="float">
            <text:p>8</text:p>
          </table:table-cell>
          <table:table-cell table:formula="of:=[.D402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NEW CONF</text:p>
          </table:table-cell>
          <table:table-cell office:value-type="float" office:value="909" calcext:value-type="float">
            <text:p>909</text:p>
          </table:table-cell>
          <table:table-cell office:value-type="float" office:value="29" calcext:value-type="float">
            <text:p>29</text:p>
          </table:table-cell>
          <table:table-cell table:formula="of:=[.D403]*[Planilha2.C$24]" office:value-type="float" office:value="1951.41" calcext:value-type="float">
            <text:p>1951,41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2" calcext:value-type="float">
            <text:p>10,2</text:p>
          </table:table-cell>
          <table:table-cell table:formula="of:=[.D404]*[Planilha2.C$6]" office:value-type="float" office:value="395.76" calcext:value-type="float">
            <text:p>395,76</text:p>
          </table:table-cell>
          <table:table-cell table:number-columns-repeated="16379"/>
        </table:table-row>
        <table:table-row table:style-name="ro1">
          <table:table-cell office:value-type="date" office:date-value="2023-12-04" calcext:value-type="date">
            <text:p>04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05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6.1" calcext:value-type="float">
            <text:p>6,1</text:p>
          </table:table-cell>
          <table:table-cell table:formula="of:=[.D406]*[Planilha2.C$7]" office:value-type="float" office:value="1305.4" calcext:value-type="float">
            <text:p>1305,4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3" calcext:value-type="float">
            <text:p>4,3</text:p>
          </table:table-cell>
          <table:table-cell table:formula="of:=[.D407]*[Planilha2.C$13]" office:value-type="float" office:value="653.6" calcext:value-type="float">
            <text:p>653,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4.4" calcext:value-type="float">
            <text:p>14,4</text:p>
          </table:table-cell>
          <table:table-cell table:formula="of:=[.D408]*[Planilha2.C$14]" office:value-type="float" office:value="1656" calcext:value-type="float">
            <text:p>1656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9" calcext:value-type="float">
            <text:p>9,9</text:p>
          </table:table-cell>
          <table:table-cell table:formula="of:=[.D409]*[Planilha2.C$6]" office:value-type="float" office:value="384.12" calcext:value-type="float">
            <text:p>384,12</text:p>
          </table:table-cell>
          <table:table-cell table:number-columns-repeated="16379"/>
        </table:table-row>
        <table:table-row table:style-name="ro1">
          <table:table-cell office:value-type="date" office:date-value="2023-12-05" calcext:value-type="date">
            <text:p>05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7" calcext:value-type="float">
            <text:p>9,7</text:p>
          </table:table-cell>
          <table:table-cell table:formula="of:=[.D410]*[Planilha2.C$6]" office:value-type="float" office:value="376.36" calcext:value-type="float">
            <text:p>376,3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9" calcext:value-type="float">
            <text:p>9</text:p>
          </table:table-cell>
          <table:table-cell table:formula="of:=[.D411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8" calcext:value-type="float">
            <text:p>20,8</text:p>
          </table:table-cell>
          <table:table-cell table:formula="of:=[.D412]*[Planilha2.C$12]" office:value-type="float" office:value="2787.2" calcext:value-type="float">
            <text:p>2787,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19" calcext:value-type="float">
            <text:p>819</text:p>
          </table:table-cell>
          <table:table-cell office:value-type="float" office:value="18.6" calcext:value-type="float">
            <text:p>18,6</text:p>
          </table:table-cell>
          <table:table-cell table:formula="of:=[.D413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1" calcext:value-type="float">
            <text:p>21</text:p>
          </table:table-cell>
          <table:table-cell table:formula="of:=[.D414]*[Planilha2.C$15]" office:value-type="float" office:value="1656.06" calcext:value-type="float">
            <text:p>1656,06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2" calcext:value-type="float">
            <text:p>22</text:p>
          </table:table-cell>
          <table:table-cell table:formula="of:=[.D415]*[Planilha2.C$15]" office:value-type="float" office:value="1734.92" calcext:value-type="float">
            <text:p>1734,9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16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9" calcext:value-type="float">
            <text:p>809</text:p>
          </table:table-cell>
          <table:table-cell office:value-type="float" office:value="14.6" calcext:value-type="float">
            <text:p>14,6</text:p>
          </table:table-cell>
          <table:table-cell table:formula="of:=[.D417]*[Planilha2.C$12]" office:value-type="float" office:value="1956.4" calcext:value-type="float">
            <text:p>1956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813" calcext:value-type="float">
            <text:p>813</text:p>
          </table:table-cell>
          <table:table-cell office:value-type="float" office:value="9.4" calcext:value-type="float">
            <text:p>9,4</text:p>
          </table:table-cell>
          <table:table-cell table:formula="of:=[.D418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1" calcext:value-type="float">
            <text:p>11</text:p>
          </table:table-cell>
          <table:table-cell table:formula="of:=[.D419]*[Planilha2.C$14]" office:value-type="float" office:value="1265" calcext:value-type="float">
            <text:p>1265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20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21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.6" calcext:value-type="float">
            <text:p>10,6</text:p>
          </table:table-cell>
          <table:table-cell table:formula="of:=[.D422]*[Planilha2.C$7]" office:value-type="float" office:value="2268.4" calcext:value-type="float">
            <text:p>2268,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3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0.3" calcext:value-type="float">
            <text:p>10,3</text:p>
          </table:table-cell>
          <table:table-cell table:formula="of:=[.D424]*[Planilha2.C$6]" office:value-type="float" office:value="399.64" calcext:value-type="float">
            <text:p>399,64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4" calcext:value-type="float">
            <text:p>9,4</text:p>
          </table:table-cell>
          <table:table-cell table:formula="of:=[.D425]*[Planilha2.C$6]" office:value-type="float" office:value="364.72" calcext:value-type="float">
            <text:p>364,72</text:p>
          </table:table-cell>
          <table:table-cell table:number-columns-repeated="16379"/>
        </table:table-row>
        <table:table-row table:style-name="ro1">
          <table:table-cell office:value-type="date" office:date-value="2023-12-06" calcext:value-type="date">
            <text:p>06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.6" calcext:value-type="float">
            <text:p>9,6</text:p>
          </table:table-cell>
          <table:table-cell table:formula="of:=[.D426]*[Planilha2.C$6]" office:value-type="float" office:value="372.48" calcext:value-type="float">
            <text:p>372,4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5" calcext:value-type="float">
            <text:p>5</text:p>
          </table:table-cell>
          <table:table-cell table:formula="of:=[.D427]*[Planilha2.C$18]" office:value-type="float" office:value="1770.2" calcext:value-type="float">
            <text:p>1770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8.7" calcext:value-type="float">
            <text:p>8,7</text:p>
          </table:table-cell>
          <table:table-cell table:formula="of:=[.D428]*[Planilha2.C$6]" office:value-type="float" office:value="337.56" calcext:value-type="float">
            <text:p>337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3" calcext:value-type="float">
            <text:p>903</text:p>
          </table:table-cell>
          <table:table-cell office:value-type="float" office:value="9" calcext:value-type="float">
            <text:p>9</text:p>
          </table:table-cell>
          <table:table-cell table:formula="of:=[.D429]*[Planilha2.C$6]" office:value-type="float" office:value="349.2" calcext:value-type="float">
            <text:p>349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5" calcext:value-type="float">
            <text:p>11,5</text:p>
          </table:table-cell>
          <table:table-cell table:formula="of:=[.D430]*[Planilha2.C$6]" office:value-type="float" office:value="446.2" calcext:value-type="float">
            <text:p>446,2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1.2" calcext:value-type="float">
            <text:p>11,2</text:p>
          </table:table-cell>
          <table:table-cell table:formula="of:=[.D431]*[Planilha2.C$6]" office:value-type="float" office:value="434.56" calcext:value-type="float">
            <text:p>434,5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0" calcext:value-type="float">
            <text:p>810</text:p>
          </table:table-cell>
          <table:table-cell office:value-type="float" office:value="10" calcext:value-type="float">
            <text:p>10</text:p>
          </table:table-cell>
          <table:table-cell table:formula="of:=[.D43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433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34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.4" calcext:value-type="float">
            <text:p>13,4</text:p>
          </table:table-cell>
          <table:table-cell table:formula="of:=[.D435]*[Planilha2.C$15]" office:value-type="float" office:value="1056.724" calcext:value-type="float">
            <text:p>1056,724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8.2" calcext:value-type="float">
            <text:p>18,2</text:p>
          </table:table-cell>
          <table:table-cell table:formula="of:=[.D436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3-12-11" calcext:value-type="date">
            <text:p>11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7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8" calcext:value-type="float">
            <text:p>28</text:p>
          </table:table-cell>
          <table:table-cell table:formula="of:=[.D438]*[Planilha2.C$15]" office:value-type="float" office:value="2208.08" calcext:value-type="float">
            <text:p>2208,08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439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0.6" calcext:value-type="float">
            <text:p>20,6</text:p>
          </table:table-cell>
          <table:table-cell table:formula="of:=[.D440]*[Planilha2.C$12]" office:value-type="float" office:value="2760.4" calcext:value-type="float">
            <text:p>2760,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441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3-12-13" calcext:value-type="date">
            <text:p>13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42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3.4" calcext:value-type="float">
            <text:p>3,4</text:p>
          </table:table-cell>
          <table:table-cell table:formula="of:=[.D443]*[Planilha2.C$7]" office:value-type="float" office:value="727.6" calcext:value-type="float">
            <text:p>727,6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1.9" calcext:value-type="float">
            <text:p>1,9</text:p>
          </table:table-cell>
          <table:table-cell table:formula="of:=[.D444]*[Planilha2.C$8]" office:value-type="float" office:value="96.9" calcext:value-type="float">
            <text:p>96,9</text:p>
          </table:table-cell>
          <table:table-cell table:number-columns-repeated="16379"/>
        </table:table-row>
        <table:table-row table:style-name="ro1"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4" calcext:value-type="float">
            <text:p>27,4</text:p>
          </table:table-cell>
          <table:table-cell table:formula="of:=[.D445]*[Planilha2.C$15]" office:value-type="float" office:value="2160.764" calcext:value-type="float">
            <text:p>2160,764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9" calcext:value-type="float">
            <text:p>10,9</text:p>
          </table:table-cell>
          <table:table-cell table:formula="of:=[.D446]*[Planilha2.C$9]" office:value-type="float" office:value="1340.7" calcext:value-type="float">
            <text:p>1340,7</text:p>
          </table:table-cell>
          <table:table-cell/>
          <table:table-cell table:style-name="ce13"/>
          <table:table-cell table:number-columns-repeated="16377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4" calcext:value-type="float">
            <text:p>14</text:p>
          </table:table-cell>
          <table:table-cell table:formula="of:=[.D447]*[Planilha2.C$7]" office:value-type="float" office:value="2996" calcext:value-type="float">
            <text:p>299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448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2.6" calcext:value-type="float">
            <text:p>22,6</text:p>
          </table:table-cell>
          <table:table-cell table:formula="of:=[.D449]*[Planilha2.C$15]" office:value-type="float" office:value="1782.236" calcext:value-type="float">
            <text:p>1782,23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9" calcext:value-type="float">
            <text:p>29</text:p>
          </table:table-cell>
          <table:table-cell table:formula="of:=[.D450]*[Planilha2.C$12]" office:value-type="float" office:value="3886" calcext:value-type="float">
            <text:p>3886</text:p>
          </table:table-cell>
          <table:table-cell table:number-columns-repeated="16379"/>
        </table:table-row>
        <table:table-row table:style-name="ro1">
          <table:table-cell office:value-type="date" office:date-value="2023-12-14" calcext:value-type="date">
            <text:p>14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9" calcext:value-type="float">
            <text:p>7,9</text:p>
          </table:table-cell>
          <table:table-cell table:formula="of:=[.D451]*[Planilha2.C$7]" office:value-type="float" office:value="1690.6" calcext:value-type="float">
            <text:p>1690,6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33" calcext:value-type="float">
            <text:p>33</text:p>
          </table:table-cell>
          <table:table-cell table:formula="of:=[.D452]*[Planilha2.C$15]" office:value-type="float" office:value="2602.38" calcext:value-type="float">
            <text:p>2602,3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" calcext:value-type="float">
            <text:p>11</text:p>
          </table:table-cell>
          <table:table-cell table:formula="of:=[.D453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" calcext:value-type="float">
            <text:p>18</text:p>
          </table:table-cell>
          <table:table-cell table:formula="of:=[.D454]*[Planilha2.C$12]" office:value-type="float" office:value="2412" calcext:value-type="float">
            <text:p>2412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2.2" calcext:value-type="float">
            <text:p>22,2</text:p>
          </table:table-cell>
          <table:table-cell table:formula="of:=[.D455]*[Planilha2.C$12]" office:value-type="float" office:value="2974.8" calcext:value-type="float">
            <text:p>2974,8</text:p>
          </table:table-cell>
          <table:table-cell table:number-columns-repeated="16379"/>
        </table:table-row>
        <table:table-row table:style-name="ro1">
          <table:table-cell office:value-type="date" office:date-value="2023-12-15" calcext:value-type="date">
            <text:p>15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6" calcext:value-type="float">
            <text:p>6</text:p>
          </table:table-cell>
          <table:table-cell table:formula="of:=[.D456]*[Planilha2.C$9]" office:value-type="float" office:value="738" calcext:value-type="float">
            <text:p>73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.8" calcext:value-type="float">
            <text:p>3,8</text:p>
          </table:table-cell>
          <table:table-cell table:formula="of:=[.D457]*[Planilha2.C$13]" office:value-type="float" office:value="577.6" calcext:value-type="float">
            <text:p>577,6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458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9.8" calcext:value-type="float">
            <text:p>29,8</text:p>
          </table:table-cell>
          <table:table-cell table:formula="of:=[.D459]*[Planilha2.C$15]" office:value-type="float" office:value="2350.028" calcext:value-type="float">
            <text:p>2350,02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2.8" calcext:value-type="float">
            <text:p>2,8</text:p>
          </table:table-cell>
          <table:table-cell table:formula="of:=[.D460]*[Planilha2.C$8]" office:value-type="float" office:value="142.8" calcext:value-type="float">
            <text:p>142,8</text:p>
          </table:table-cell>
          <table:table-cell table:number-columns-repeated="16379"/>
        </table:table-row>
        <table:table-row table:style-name="ro1">
          <table:table-cell office:value-type="date" office:date-value="2023-12-18" calcext:value-type="date">
            <text:p>1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3" calcext:value-type="float">
            <text:p>7,3</text:p>
          </table:table-cell>
          <table:table-cell table:formula="of:=[.D461]*[Planilha2.C$7]" office:value-type="float" office:value="1562.2" calcext:value-type="float">
            <text:p>1562,2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7.8" calcext:value-type="float">
            <text:p>27,8</text:p>
          </table:table-cell>
          <table:table-cell table:formula="of:=[.D462]*[Planilha2.C$15]" office:value-type="float" office:value="2192.308" calcext:value-type="float">
            <text:p>2192,30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table:formula="of:=[.D463]*[Planilha2.C$12]" office:value-type="float" office:value="2144" calcext:value-type="float">
            <text:p>2144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6.2" calcext:value-type="float">
            <text:p>26,2</text:p>
          </table:table-cell>
          <table:table-cell table:formula="of:=[.D464]*[Planilha2.C$12]" office:value-type="float" office:value="3510.8" calcext:value-type="float">
            <text:p>3510,8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7.5" calcext:value-type="float">
            <text:p>7,5</text:p>
          </table:table-cell>
          <table:table-cell table:formula="of:=[.D465]*[Planilha2.C$9]" office:value-type="float" office:value="922.5" calcext:value-type="float">
            <text:p>922,5</text:p>
          </table:table-cell>
          <table:table-cell table:number-columns-repeated="16379"/>
        </table:table-row>
        <table:table-row table:style-name="ro1">
          <table:table-cell office:value-type="date" office:date-value="2023-12-19" calcext:value-type="date">
            <text:p>19/12/23</text:p>
          </table:table-cell>
          <table:table-cell office:value-type="string" calcext:value-type="string">
            <text:p>STRIPE DUPLO</text:p>
          </table:table-cell>
          <table:table-cell office:value-type="float" office:value="842" calcext:value-type="float">
            <text:p>842</text:p>
          </table:table-cell>
          <table:table-cell office:value-type="float" office:value="1" calcext:value-type="float">
            <text:p>1</text:p>
          </table:table-cell>
          <table:table-cell table:formula="of:=[.D466]*[Planilha2.C$18]" office:value-type="float" office:value="354.04" calcext:value-type="float">
            <text:p>354,0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8.4" calcext:value-type="float">
            <text:p>28,4</text:p>
          </table:table-cell>
          <table:table-cell table:formula="of:=[.D467]*[Planilha2.C$15]" office:value-type="float" office:value="2239.624" calcext:value-type="float">
            <text:p>2239,624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3.8" calcext:value-type="float">
            <text:p>23,8</text:p>
          </table:table-cell>
          <table:table-cell table:formula="of:=[.D468]*[Planilha2.C$12]" office:value-type="float" office:value="3189.2" calcext:value-type="float">
            <text:p>3189,2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7" calcext:value-type="float">
            <text:p>7,7</text:p>
          </table:table-cell>
          <table:table-cell table:formula="of:=[.D469]*[Planilha2.C$7]" office:value-type="float" office:value="1647.8" calcext:value-type="float">
            <text:p>1647,8</text:p>
          </table:table-cell>
          <table:table-cell table:number-columns-repeated="16379"/>
        </table:table-row>
        <table:table-row table:style-name="ro1">
          <table:table-cell office:value-type="date" office:date-value="2023-12-20" calcext:value-type="date">
            <text:p>20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5" calcext:value-type="float">
            <text:p>15</text:p>
          </table:table-cell>
          <table:table-cell table:formula="of:=[.D470]*[Planilha2.C$7]" office:value-type="float" office:value="3210" calcext:value-type="float">
            <text:p>3210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" calcext:value-type="float">
            <text:p>25</text:p>
          </table:table-cell>
          <table:table-cell table:formula="of:=[.D471]*[Planilha2.C$15]" office:value-type="float" office:value="1971.5" calcext:value-type="float">
            <text:p>1971,5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6" calcext:value-type="float">
            <text:p>6</text:p>
          </table:table-cell>
          <table:table-cell table:formula="of:=[.D472]*[Planilha2.C$13]" office:value-type="float" office:value="912" calcext:value-type="float">
            <text:p>912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2.6" calcext:value-type="float">
            <text:p>12,6</text:p>
          </table:table-cell>
          <table:table-cell table:formula="of:=[.D473]*[Planilha2.C$7]" office:value-type="float" office:value="2696.4" calcext:value-type="float">
            <text:p>2696,4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7" calcext:value-type="float">
            <text:p>7</text:p>
          </table:table-cell>
          <table:table-cell table:formula="of:=[.D474]*[Planilha2.C$12]" office:value-type="float" office:value="938" calcext:value-type="float">
            <text:p>93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2" calcext:value-type="float">
            <text:p>12</text:p>
          </table:table-cell>
          <table:table-cell table:formula="of:=[.D475]*[Planilha2.C$7]" office:value-type="float" office:value="2568" calcext:value-type="float">
            <text:p>2568</text:p>
          </table:table-cell>
          <table:table-cell table:number-columns-repeated="16379"/>
        </table:table-row>
        <table:table-row table:style-name="ro1">
          <table:table-cell office:value-type="date" office:date-value="2023-12-21" calcext:value-type="date">
            <text:p>21/12/23</text:p>
          </table:table-cell>
          <table:table-cell office:value-type="string" calcext:value-type="string">
            <text:p>MONE 15</text:p>
          </table:table-cell>
          <table:table-cell office:value-type="float" office:value="841" calcext:value-type="float">
            <text:p>841</text:p>
          </table:table-cell>
          <table:table-cell office:value-type="float" office:value="3.7" calcext:value-type="float">
            <text:p>3,7</text:p>
          </table:table-cell>
          <table:table-cell table:formula="of:=[.D476]*[Planilha2.C$8]" office:value-type="float" office:value="188.7" calcext:value-type="float">
            <text:p>188,7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" calcext:value-type="float">
            <text:p>24</text:p>
          </table:table-cell>
          <table:table-cell table:formula="of:=[.D477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1.2" calcext:value-type="float">
            <text:p>31,2</text:p>
          </table:table-cell>
          <table:table-cell table:formula="of:=[.D478]*[Planilha2.C$15]" office:value-type="float" office:value="2460.432" calcext:value-type="float">
            <text:p>2460,432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1" calcext:value-type="float">
            <text:p>21</text:p>
          </table:table-cell>
          <table:table-cell table:formula="of:=[.D479]*[Planilha2.C$12]" office:value-type="float" office:value="2814" calcext:value-type="float">
            <text:p>281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8.5" calcext:value-type="float">
            <text:p>8,5</text:p>
          </table:table-cell>
          <table:table-cell table:formula="of:=[.D480]*[Planilha2.C$7]" office:value-type="float" office:value="1819" calcext:value-type="float">
            <text:p>181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table:formula="of:=[.D481]*[Planilha2.C$15]" office:value-type="float" office:value="1892.64" calcext:value-type="float">
            <text:p>1892,64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0" calcext:value-type="float">
            <text:p>10</text:p>
          </table:table-cell>
          <table:table-cell table:formula="of:=[.D482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9.3" calcext:value-type="float">
            <text:p>9,3</text:p>
          </table:table-cell>
          <table:table-cell table:formula="of:=[.D483]*[Planilha2.C$9]" office:value-type="float" office:value="1143.9" calcext:value-type="float">
            <text:p>1143,9</text:p>
          </table:table-cell>
          <table:table-cell table:number-columns-repeated="16379"/>
        </table:table-row>
        <table:table-row table:style-name="ro1">
          <table:table-cell office:value-type="date" office:date-value="2023-12-26" calcext:value-type="date">
            <text:p>26/12/23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5" calcext:value-type="float">
            <text:p>5</text:p>
          </table:table-cell>
          <table:table-cell table:formula="of:=[.D484]*[Planilha2.C$7]" office:value-type="float" office:value="1070" calcext:value-type="float">
            <text:p>1070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5.4" calcext:value-type="float">
            <text:p>15,4</text:p>
          </table:table-cell>
          <table:table-cell table:formula="of:=[.D485]*[Planilha2.C$12]" office:value-type="float" office:value="2063.6" calcext:value-type="float">
            <text:p>2063,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1" calcext:value-type="float">
            <text:p>11</text:p>
          </table:table-cell>
          <table:table-cell table:formula="of:=[.D486]*[Planilha2.C$7]" office:value-type="float" office:value="2354" calcext:value-type="float">
            <text:p>235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.2" calcext:value-type="float">
            <text:p>5,2</text:p>
          </table:table-cell>
          <table:table-cell table:formula="of:=[.D487]*[Planilha2.C$13]" office:value-type="float" office:value="790.4" calcext:value-type="float">
            <text:p>790,4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8.6" calcext:value-type="float">
            <text:p>18,6</text:p>
          </table:table-cell>
          <table:table-cell table:formula="of:=[.D488]*[Planilha2.C$15]" office:value-type="float" office:value="1466.796" calcext:value-type="float">
            <text:p>1466,796</text:p>
          </table:table-cell>
          <table:table-cell table:number-columns-repeated="16379"/>
        </table:table-row>
        <table:table-row table:style-name="ro1">
          <table:table-cell office:value-type="date" office:date-value="2023-12-27" calcext:value-type="date">
            <text:p>27/12/23</text:p>
          </table:table-cell>
          <table:table-cell office:value-type="string" calcext:value-type="string">
            <text:p>BELLES 15</text:p>
          </table:table-cell>
          <table:table-cell office:value-type="float" office:value="808" calcext:value-type="float">
            <text:p>808</text:p>
          </table:table-cell>
          <table:table-cell office:value-type="float" office:value="4.1" calcext:value-type="float">
            <text:p>4,1</text:p>
          </table:table-cell>
          <table:table-cell table:formula="of:=[.D489]*[Planilha2.C$7]" office:value-type="float" office:value="877.4" calcext:value-type="float">
            <text:p>877,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3" calcext:value-type="float">
            <text:p>13</text:p>
          </table:table-cell>
          <table:table-cell table:formula="of:=[.D490]*[Planilha2.C$15]" office:value-type="float" office:value="1025.18" calcext:value-type="float">
            <text:p>1025,18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7.3" calcext:value-type="float">
            <text:p>27,3</text:p>
          </table:table-cell>
          <table:table-cell table:formula="of:=[.D491]*[Planilha2.C$12]" office:value-type="float" office:value="3658.2" calcext:value-type="float">
            <text:p>3658,2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8.5" calcext:value-type="float">
            <text:p>8,5</text:p>
          </table:table-cell>
          <table:table-cell table:formula="of:=[.D492]*[Planilha2.C$9]" office:value-type="float" office:value="1045.5" calcext:value-type="float">
            <text:p>1045,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4" calcext:value-type="float">
            <text:p>24</text:p>
          </table:table-cell>
          <table:table-cell table:formula="of:=[.D493]*[Planilha2.C$12]" office:value-type="float" office:value="3216" calcext:value-type="float">
            <text:p>3216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.5" calcext:value-type="float">
            <text:p>7,5</text:p>
          </table:table-cell>
          <table:table-cell table:formula="of:=[.D494]*[Planilha2.C$7]" office:value-type="float" office:value="1605" calcext:value-type="float">
            <text:p>1605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5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3-12-28" calcext:value-type="date">
            <text:p>28/12/23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.3" calcext:value-type="float">
            <text:p>9,3</text:p>
          </table:table-cell>
          <table:table-cell table:formula="of:=[.D496]*[Planilha2.C$21]" office:value-type="float" office:value="2099.754" calcext:value-type="float">
            <text:p>2099,754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7.2" calcext:value-type="float">
            <text:p>27,2</text:p>
          </table:table-cell>
          <table:table-cell table:formula="of:=[.D497]*[Planilha2.C$12]" office:value-type="float" office:value="3644.8" calcext:value-type="float">
            <text:p>3644,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498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7" calcext:value-type="float">
            <text:p>17</text:p>
          </table:table-cell>
          <table:table-cell table:formula="of:=[.D499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office:value-type="date" office:date-value="2024-01-02" calcext:value-type="date">
            <text:p>0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6" calcext:value-type="float">
            <text:p>16</text:p>
          </table:table-cell>
          <table:table-cell table:formula="of:=[.D50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9.8" calcext:value-type="float">
            <text:p>19,8</text:p>
          </table:table-cell>
          <table:table-cell table:formula="of:=[.D501]*[Planilha2.C$7]" office:value-type="float" office:value="4237.2" calcext:value-type="float">
            <text:p>4237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33" calcext:value-type="float">
            <text:p>33</text:p>
          </table:table-cell>
          <table:table-cell table:formula="of:=[.D502]*[Planilha2.C$12]" office:value-type="float" office:value="4422" calcext:value-type="float">
            <text:p>442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30" calcext:value-type="float">
            <text:p>30</text:p>
          </table:table-cell>
          <table:table-cell table:formula="of:=[.D503]*[Planilha2.C$12]" office:value-type="float" office:value="4020" calcext:value-type="float">
            <text:p>402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6.6" calcext:value-type="float">
            <text:p>16,6</text:p>
          </table:table-cell>
          <table:table-cell table:formula="of:=[.D504]*[Planilha2.C$7]" office:value-type="float" office:value="3552.4" calcext:value-type="float">
            <text:p>3552,4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5" calcext:value-type="float">
            <text:p>5</text:p>
          </table:table-cell>
          <table:table-cell table:formula="of:=[.D505]*[Planilha2.C$13]" office:value-type="float" office:value="760" calcext:value-type="float">
            <text:p>76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24</text:p>
          </table:table-cell>
          <table:table-cell office:value-type="float" office:value="824" calcext:value-type="float">
            <text:p>824</text:p>
          </table:table-cell>
          <table:table-cell office:value-type="float" office:value="10.3" calcext:value-type="float">
            <text:p>10,3</text:p>
          </table:table-cell>
          <table:table-cell table:formula="of:=[.D506]*[Planilha2.C$9]" office:value-type="float" office:value="1266.9" calcext:value-type="float">
            <text:p>1266,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20" calcext:value-type="float">
            <text:p>20</text:p>
          </table:table-cell>
          <table:table-cell table:formula="of:=[.D507]*[Planilha2.C$12]" office:value-type="float" office:value="2680" calcext:value-type="float">
            <text:p>2680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6.8" calcext:value-type="float">
            <text:p>16,8</text:p>
          </table:table-cell>
          <table:table-cell table:formula="of:=[.D508]*[Planilha2.C$12]" office:value-type="float" office:value="2251.2" calcext:value-type="float">
            <text:p>2251,2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1.5" calcext:value-type="float">
            <text:p>11,5</text:p>
          </table:table-cell>
          <table:table-cell table:formula="of:=[.D509]*[Planilha2.C$7]" office:value-type="float" office:value="2461" calcext:value-type="float">
            <text:p>2461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5" calcext:value-type="float">
            <text:p>10,5</text:p>
          </table:table-cell>
          <table:table-cell table:formula="of:=[.D510]*[Planilha2.C$21]" office:value-type="float" office:value="2370.69" calcext:value-type="float">
            <text:p>2370,69</text:p>
          </table:table-cell>
          <table:table-cell table:number-columns-repeated="16379"/>
        </table:table-row>
        <table:table-row table:style-name="ro1">
          <table:table-cell office:value-type="date" office:date-value="2024-01-04" calcext:value-type="date">
            <text:p>04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10.7" calcext:value-type="float">
            <text:p>10,7</text:p>
          </table:table-cell>
          <table:table-cell table:formula="of:=[.D511]*[Planilha2.C$21]" office:value-type="float" office:value="2415.846" calcext:value-type="float">
            <text:p>2415,84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2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13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" calcext:value-type="float">
            <text:p>14</text:p>
          </table:table-cell>
          <table:table-cell table:formula="of:=[.D514]*[Planilha2.C$12]" office:value-type="float" office:value="1876" calcext:value-type="float">
            <text:p>187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9.4" calcext:value-type="float">
            <text:p>19,4</text:p>
          </table:table-cell>
          <table:table-cell table:formula="of:=[.D515]*[Planilha2.C$7]" office:value-type="float" office:value="4151.6" calcext:value-type="float">
            <text:p>4151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11.4" calcext:value-type="float">
            <text:p>11,4</text:p>
          </table:table-cell>
          <table:table-cell table:formula="of:=[.D516]*[Planilha2.C$7]" office:value-type="float" office:value="2439.6" calcext:value-type="float">
            <text:p>2439,6</text:p>
          </table:table-cell>
          <table:table-cell table:number-columns-repeated="16379"/>
        </table:table-row>
        <table:table-row table:style-name="ro1">
          <table:table-cell office:value-type="date" office:date-value="2024-01-08" calcext:value-type="date">
            <text:p>08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0.9" calcext:value-type="float">
            <text:p>20,9</text:p>
          </table:table-cell>
          <table:table-cell table:formula="of:=[.D517]*[Planilha2.C$12]" office:value-type="float" office:value="2800.6" calcext:value-type="float">
            <text:p>2800,6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0</text:p>
          </table:table-cell>
          <table:table-cell table:style-name="ce6" office:value-type="float" office:value="835" calcext:value-type="float">
            <text:p>835</text:p>
          </table:table-cell>
          <table:table-cell table:style-name="ce6" office:value-type="float" office:value="31.4" calcext:value-type="float">
            <text:p>31,4</text:p>
          </table:table-cell>
          <table:table-cell table:style-name="ce6" table:formula="of:=[.D518]*[Planilha2.C$13]" office:value-type="float" office:value="4772.8" calcext:value-type="float">
            <text:p>4772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10" calcext:value-type="float">
            <text:p>10</text:p>
          </table:table-cell>
          <table:table-cell table:formula="of:=[.D519]*[Planilha2.C$7]" office:value-type="float" office:value="2140" calcext:value-type="float">
            <text:p>2140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4" calcext:value-type="float">
            <text:p>804</text:p>
          </table:table-cell>
          <table:table-cell office:value-type="float" office:value="26" calcext:value-type="float">
            <text:p>26</text:p>
          </table:table-cell>
          <table:table-cell table:formula="of:=[.D520]*[Planilha2.C$12]" office:value-type="float" office:value="3484" calcext:value-type="float">
            <text:p>3484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18.2" calcext:value-type="float">
            <text:p>18,2</text:p>
          </table:table-cell>
          <table:table-cell table:formula="of:=[.D521]*[Planilha2.C$12]" office:value-type="float" office:value="2438.8" calcext:value-type="float">
            <text:p>2438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7" calcext:value-type="float">
            <text:p>17</text:p>
          </table:table-cell>
          <table:table-cell table:formula="of:=[.D522]*[Planilha2.C$12]" office:value-type="float" office:value="2278" calcext:value-type="float">
            <text:p>2278</text:p>
          </table:table-cell>
          <table:table-cell table:number-columns-repeated="16379"/>
        </table:table-row>
        <table:table-row table:style-name="ro1">
          <table:table-cell table:style-name="ce3" office:value-type="date" office:date-value="2024-01-10" calcext:value-type="date">
            <text:p>10/01/24</text:p>
          </table:table-cell>
          <table:table-cell table:style-name="ce6" office:value-type="string" calcext:value-type="string">
            <text:p>STILED 13</text:p>
          </table:table-cell>
          <table:table-cell table:style-name="ce6" office:value-type="float" office:value="820" calcext:value-type="float">
            <text:p>820</text:p>
          </table:table-cell>
          <table:table-cell table:style-name="ce6" office:value-type="float" office:value="12.8" calcext:value-type="float">
            <text:p>12,8</text:p>
          </table:table-cell>
          <table:table-cell table:style-name="ce6" table:formula="of:=[.D523]*[Planilha2.C$14]" office:value-type="float" office:value="1472" calcext:value-type="float">
            <text:p>147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30.2" calcext:value-type="float">
            <text:p>30,2</text:p>
          </table:table-cell>
          <table:table-cell table:formula="of:=[.D524]*[Planilha2.C$12]" office:value-type="float" office:value="4046.8" calcext:value-type="float">
            <text:p>4046,8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6" calcext:value-type="float">
            <text:p>4,6</text:p>
          </table:table-cell>
          <table:table-cell table:formula="of:=[.D525]*[Planilha2.C$13]" office:value-type="float" office:value="699.2" calcext:value-type="float">
            <text:p>699,2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6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0" calcext:value-type="date">
            <text:p>10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5" calcext:value-type="float">
            <text:p>8,5</text:p>
          </table:table-cell>
          <table:table-cell table:formula="of:=[.D527]*[Planilha2.C$21]" office:value-type="float" office:value="1919.13" calcext:value-type="float">
            <text:p>1919,13</text:p>
          </table:table-cell>
          <table:table-cell table:number-columns-repeated="16379"/>
        </table:table-row>
        <table:table-row table:style-name="ro1">
          <table:table-cell office:value-type="date" office:date-value="2024-01-11" calcext:value-type="date">
            <text:p>11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12.7" calcext:value-type="float">
            <text:p>12,7</text:p>
          </table:table-cell>
          <table:table-cell table:formula="of:=[.D528]*[Planilha2.C$7]" office:value-type="float" office:value="2717.8" calcext:value-type="float">
            <text:p>2717,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21.6" calcext:value-type="float">
            <text:p>21,6</text:p>
          </table:table-cell>
          <table:table-cell table:formula="of:=[.D529]*[Planilha2.C$6]" office:value-type="float" office:value="838.08" calcext:value-type="float">
            <text:p>838,08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16" calcext:value-type="float">
            <text:p>16</text:p>
          </table:table-cell>
          <table:table-cell table:formula="of:=[.D530]*[Planilha2.C$7]" office:value-type="float" office:value="3424" calcext:value-type="float">
            <text:p>342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24.6" calcext:value-type="float">
            <text:p>24,6</text:p>
          </table:table-cell>
          <table:table-cell table:formula="of:=[.D531]*[Planilha2.C$12]" office:value-type="float" office:value="3296.4" calcext:value-type="float">
            <text:p>3296,4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50" calcext:value-type="float">
            <text:p>850</text:p>
          </table:table-cell>
          <table:table-cell office:value-type="float" office:value="13" calcext:value-type="float">
            <text:p>13</text:p>
          </table:table-cell>
          <table:table-cell table:formula="of:=[.D532]*[Planilha2.C$7]" office:value-type="float" office:value="2782" calcext:value-type="float">
            <text:p>278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14.4" calcext:value-type="float">
            <text:p>14,4</text:p>
          </table:table-cell>
          <table:table-cell table:formula="of:=[.D533]*[Planilha2.C$12]" office:value-type="float" office:value="1929.6" calcext:value-type="float">
            <text:p>1929,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3" calcext:value-type="float">
            <text:p>13</text:p>
          </table:table-cell>
          <table:table-cell table:formula="of:=[.D534]*[Planilha2.C$12]" office:value-type="float" office:value="1742" calcext:value-type="float">
            <text:p>1742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ELLES 15</text:p>
          </table:table-cell>
          <table:table-cell office:value-type="float" office:value="814" calcext:value-type="float">
            <text:p>814</text:p>
          </table:table-cell>
          <table:table-cell office:value-type="float" office:value="9" calcext:value-type="float">
            <text:p>9</text:p>
          </table:table-cell>
          <table:table-cell table:formula="of:=[.D535]*[Planilha2.C$7]" office:value-type="float" office:value="1926" calcext:value-type="float">
            <text:p>1926</text:p>
          </table:table-cell>
          <table:table-cell table:number-columns-repeated="16379"/>
        </table:table-row>
        <table:table-row table:style-name="ro1">
          <table:table-cell office:value-type="date" office:date-value="2024-01-12" calcext:value-type="date">
            <text:p>12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4.5" calcext:value-type="float">
            <text:p>4,5</text:p>
          </table:table-cell>
          <table:table-cell table:formula="of:=[.D536]*[Planilha2.C$13]" office:value-type="float" office:value="684" calcext:value-type="float">
            <text:p>684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.5" calcext:value-type="float">
            <text:p>12,5</text:p>
          </table:table-cell>
          <table:table-cell table:formula="of:=[.D537]*[Planilha2.C$6]" office:value-type="float" office:value="485" calcext:value-type="float">
            <text:p>485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12" calcext:value-type="float">
            <text:p>12</text:p>
          </table:table-cell>
          <table:table-cell table:formula="of:=[.D538]*[Planilha2.C$6]" office:value-type="float" office:value="465.6" calcext:value-type="float">
            <text:p>465,6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9" calcext:value-type="float">
            <text:p>9</text:p>
          </table:table-cell>
          <table:table-cell table:formula="of:=[.D539]*[Planilha2.C$21]" office:value-type="float" office:value="2032.02" calcext:value-type="float">
            <text:p>2032,02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float" office:value="1653" calcext:value-type="float">
            <text:p>1653</text:p>
          </table:table-cell>
          <table:table-cell office:value-type="float" office:value="904" calcext:value-type="float">
            <text:p>904</text:p>
          </table:table-cell>
          <table:table-cell office:value-type="float" office:value="8.6" calcext:value-type="float">
            <text:p>8,6</text:p>
          </table:table-cell>
          <table:table-cell table:formula="of:=[.D540]*[Planilha2.C$21]" office:value-type="float" office:value="1941.708" calcext:value-type="float">
            <text:p>1941,70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7.8" calcext:value-type="float">
            <text:p>17,8</text:p>
          </table:table-cell>
          <table:table-cell table:style-name="ce6" table:formula="of:=[.D541]*[Planilha2.C$14]" office:value-type="float" office:value="2047" calcext:value-type="float">
            <text:p>2047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9.7" calcext:value-type="float">
            <text:p>9,7</text:p>
          </table:table-cell>
          <table:table-cell table:formula="of:=[.D542]*[Planilha2.C$12]" office:value-type="float" office:value="1299.8" calcext:value-type="float">
            <text:p>1299,8</text:p>
          </table:table-cell>
          <table:table-cell table:number-columns-repeated="16379"/>
        </table:table-row>
        <table:table-row table:style-name="ro1">
          <table:table-cell office:value-type="date" office:date-value="2024-01-15" calcext:value-type="date">
            <text:p>15/01/24</text:p>
          </table:table-cell>
          <table:table-cell office:value-type="string" calcext:value-type="string">
            <text:p>STILED 10</text:p>
          </table:table-cell>
          <table:table-cell office:value-type="float" office:value="835" calcext:value-type="float">
            <text:p>835</text:p>
          </table:table-cell>
          <table:table-cell office:value-type="float" office:value="18" calcext:value-type="float">
            <text:p>18</text:p>
          </table:table-cell>
          <table:table-cell table:style-name="ce6" table:formula="of:=[.D543]*[Planilha2.C$13]" office:value-type="float" office:value="2736" calcext:value-type="float">
            <text:p>273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07" calcext:value-type="float">
            <text:p>807</text:p>
          </table:table-cell>
          <table:table-cell office:value-type="float" office:value="7" calcext:value-type="float">
            <text:p>7</text:p>
          </table:table-cell>
          <table:table-cell table:formula="of:=[.D544]*[Planilha2.C$7]" office:value-type="float" office:value="1498" calcext:value-type="float">
            <text:p>149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4</text:p>
          </table:table-cell>
          <table:table-cell office:value-type="float" office:value="803" calcext:value-type="float">
            <text:p>803</text:p>
          </table:table-cell>
          <table:table-cell office:value-type="float" office:value="22.6" calcext:value-type="float">
            <text:p>22,6</text:p>
          </table:table-cell>
          <table:table-cell table:formula="of:=[.D545]*[Planilha2.C$12]" office:value-type="float" office:value="3028.4" calcext:value-type="float">
            <text:p>3028,4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ELLES 15</text:p>
          </table:table-cell>
          <table:table-cell office:value-type="float" office:value="812" calcext:value-type="float">
            <text:p>812</text:p>
          </table:table-cell>
          <table:table-cell office:value-type="float" office:value="9.4" calcext:value-type="float">
            <text:p>9,4</text:p>
          </table:table-cell>
          <table:table-cell table:formula="of:=[.D546]*[Planilha2.C$7]" office:value-type="float" office:value="2011.6" calcext:value-type="float">
            <text:p>2011,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BALLI 16</text:p>
          </table:table-cell>
          <table:table-cell office:value-type="float" office:value="815" calcext:value-type="float">
            <text:p>815</text:p>
          </table:table-cell>
          <table:table-cell office:value-type="float" office:value="3" calcext:value-type="float">
            <text:p>3</text:p>
          </table:table-cell>
          <table:table-cell table:formula="of:=[.D547]*[Planilha2.C$13]" office:value-type="float" office:value="456" calcext:value-type="float">
            <text:p>456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1" calcext:value-type="float">
            <text:p>8,1</text:p>
          </table:table-cell>
          <table:table-cell table:formula="of:=[.D548]*[Planilha2.C$6]" office:value-type="float" office:value="314.28" calcext:value-type="float">
            <text:p>314,28</text:p>
          </table:table-cell>
          <table:table-cell table:number-columns-repeated="16379"/>
        </table:table-row>
        <table:table-row table:style-name="ro1">
          <table:table-cell office:value-type="date" office:date-value="2024-01-16" calcext:value-type="date">
            <text:p>16/01/24</text:p>
          </table:table-cell>
          <table:table-cell office:value-type="string" calcext:value-type="string">
            <text:p>MURITI 10</text:p>
          </table:table-cell>
          <table:table-cell office:value-type="float" office:value="906" calcext:value-type="float">
            <text:p>906</text:p>
          </table:table-cell>
          <table:table-cell office:value-type="float" office:value="8.3" calcext:value-type="float">
            <text:p>8,3</text:p>
          </table:table-cell>
          <table:table-cell table:formula="of:=[.D549]*[Planilha2.C$6]" office:value-type="float" office:value="322.04" calcext:value-type="float">
            <text:p>322,04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7" calcext:value-type="float">
            <text:p>827</text:p>
          </table:table-cell>
          <table:table-cell office:value-type="float" office:value="25.4" calcext:value-type="float">
            <text:p>25,4</text:p>
          </table:table-cell>
          <table:table-cell table:formula="of:=[.D550]*[Planilha2.C$12]" office:value-type="float" office:value="3403.6" calcext:value-type="float">
            <text:p>3403,6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8</text:p>
          </table:table-cell>
          <table:table-cell office:value-type="float" office:value="825" calcext:value-type="float">
            <text:p>825</text:p>
          </table:table-cell>
          <table:table-cell office:value-type="float" office:value="18.5" calcext:value-type="float">
            <text:p>18,5</text:p>
          </table:table-cell>
          <table:table-cell table:formula="of:=[.D551]*[Planilha2.C$12]" office:value-type="float" office:value="2479" calcext:value-type="float">
            <text:p>2479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STILED 13</text:p>
          </table:table-cell>
          <table:table-cell office:value-type="float" office:value="820" calcext:value-type="float">
            <text:p>820</text:p>
          </table:table-cell>
          <table:table-cell office:value-type="float" office:value="15.2" calcext:value-type="float">
            <text:p>15,2</text:p>
          </table:table-cell>
          <table:table-cell table:style-name="ce6" table:formula="of:=[.D552]*[Planilha2.C$14]" office:value-type="float" office:value="1748" calcext:value-type="float">
            <text:p>1748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4</text:p>
          </table:table-cell>
          <table:table-cell office:value-type="float" office:value="838" calcext:value-type="float">
            <text:p>838</text:p>
          </table:table-cell>
          <table:table-cell office:value-type="float" office:value="16.5" calcext:value-type="float">
            <text:p>16,5</text:p>
          </table:table-cell>
          <table:table-cell table:formula="of:=[.D553]*[Planilha2.C$12]" office:value-type="float" office:value="2211" calcext:value-type="float">
            <text:p>2211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BELLES 15</text:p>
          </table:table-cell>
          <table:table-cell office:value-type="float" office:value="801" calcext:value-type="float">
            <text:p>801</text:p>
          </table:table-cell>
          <table:table-cell office:value-type="float" office:value="8" calcext:value-type="float">
            <text:p>8</text:p>
          </table:table-cell>
          <table:table-cell table:formula="of:=[.D554]*[Planilha2.C$7]" office:value-type="float" office:value="1712" calcext:value-type="float">
            <text:p>1712</text:p>
          </table:table-cell>
          <table:table-cell table:number-columns-repeated="16379"/>
        </table:table-row>
        <table:table-row table:style-name="ro1">
          <table:table-cell office:value-type="date" office:date-value="2024-01-17" calcext:value-type="date">
            <text:p>17/01/24</text:p>
          </table:table-cell>
          <table:table-cell office:value-type="string" calcext:value-type="string">
            <text:p>MURITI 10</text:p>
          </table:table-cell>
          <table:table-cell office:value-type="float" office:value="806" calcext:value-type="float">
            <text:p>806</text:p>
          </table:table-cell>
          <table:table-cell office:value-type="float" office:value="18.5" calcext:value-type="float">
            <text:p>18,5</text:p>
          </table:table-cell>
          <table:table-cell table:formula="of:=[.D555]*[Planilha2.C$6]" office:value-type="float" office:value="717.8" calcext:value-type="float">
            <text:p>717,8</text:p>
          </table:table-cell>
          <table:table-cell table:number-columns-repeated="16379"/>
        </table:table-row>
        <table:table-row table:style-name="ro1" table:number-rows-repeated="104802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Planilha2" table:style-name="ta1">
        <office:forms form:automatic-focus="false" form:apply-design-mode="false"/>
        <table:table-column table:style-name="co6" table:default-cell-style-name="ce40"/>
        <table:table-column table:style-name="co7" table:default-cell-style-name="ce40"/>
        <table:table-column table:style-name="co8" table:default-cell-style-name="ce40"/>
        <table:table-column table:style-name="co6" table:default-cell-style-name="ce40"/>
        <table:table-column table:style-name="co9" table:default-cell-style-name="ce40"/>
        <table:table-column table:style-name="co10" table:number-columns-repeated="16379" table:default-cell-style-name="ce40"/>
        <table:table-row table:style-name="ro2" table:number-rows-repeated="3">
          <table:table-cell table:number-columns-repeated="16384"/>
        </table:table-row>
        <table:table-row table:style-name="ro2">
          <table:table-cell/>
          <table:table-cell table:style-name="ce41" office:value-type="string" calcext:value-type="string">
            <text:p>ARTIGO</text:p>
          </table:table-cell>
          <table:table-cell table:style-name="ce41" office:value-type="string" calcext:value-type="string">
            <text:p>RENDIMENTO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ÓS18</text:p>
          </table:table-cell>
          <table:table-cell table:style-name="ce41" office:value-type="float" office:value="118.85" calcext:value-type="float">
            <text:p>118,8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ARCEL 40</text:p>
          </table:table-cell>
          <table:table-cell table:style-name="ce41" office:value-type="float" office:value="38.8" calcext:value-type="float">
            <text:p>38,8</text:p>
          </table:table-cell>
          <table:table-cell/>
          <table:table-cell office:value-type="string" calcext:value-type="string">
            <text:p>MÊS 1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ELLES 15</text:p>
          </table:table-cell>
          <table:table-cell table:style-name="ce41" office:value-type="float" office:value="214" calcext:value-type="float">
            <text:p>214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MONE</text:p>
          </table:table-cell>
          <table:table-cell table:style-name="ce41" office:value-type="float" office:value="51" calcext:value-type="float">
            <text:p>51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BELLES 24</text:p>
          </table:table-cell>
          <table:table-cell table:style-name="ce41" office:value-type="float" office:value="123" calcext:value-type="float">
            <text:p>123</text:p>
          </table:table-cell>
          <table:table-cell/>
          <table:table-cell office:value-type="string" calcext:value-type="string">
            <text:p>MÊS 1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BALI 16</text:p>
          </table:table-cell>
          <table:table-cell table:style-name="ce41" office:value-type="float" office:value="416" calcext:value-type="float">
            <text:p>416</text:p>
          </table:table-cell>
          <table:table-cell/>
          <table:table-cell office:value-type="string" calcext:value-type="string">
            <text:p>ATRASO DE SALÁRIO</text:p>
          </table:table-cell>
          <table:table-cell table:style-name="ce18" office:value-type="string" calcext:value-type="string">
            <text:p>PIOR</text:p>
          </table:table-cell>
          <table:table-cell table:number-columns-repeated="16378"/>
        </table:table-row>
        <table:table-row table:style-name="ro2">
          <table:table-cell/>
          <table:table-cell table:style-name="ce41" office:value-type="string" calcext:value-type="string">
            <text:p>MURITI 10</text:p>
          </table:table-cell>
          <table:table-cell table:style-name="ce41" office:value-type="float" office:value="190" calcext:value-type="float">
            <text:p>190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MURITI 14</text:p>
          </table:table-cell>
          <table:table-cell table:style-name="ce41" office:value-type="float" office:value="134" calcext:value-type="float">
            <text:p>134</text:p>
          </table:table-cell>
          <table:table-cell/>
          <table:table-cell office:value-type="string" calcext:value-type="string">
            <text:p>MÊS 01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0</text:p>
          </table:table-cell>
          <table:table-cell table:style-name="ce41" office:value-type="float" office:value="152" calcext:value-type="float">
            <text:p>152</text:p>
          </table:table-cell>
          <table:table-cell/>
          <table:table-cell office:value-type="string" calcext:value-type="string">
            <text:p>ATRASO DE SALÁRIO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ILED 13</text:p>
          </table:table-cell>
          <table:table-cell table:style-name="ce41" office:value-type="float" office:value="115" calcext:value-type="float">
            <text:p>115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STILED 18</text:p>
          </table:table-cell>
          <table:table-cell table:style-name="ce41" office:value-type="float" office:value="78.86" calcext:value-type="float">
            <text:p>78,86</text:p>
          </table:table-cell>
          <table:table-cell/>
          <table:table-cell office:value-type="string" calcext:value-type="string">
            <text:p>MÊS 02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CETIM</text:p>
          </table:table-cell>
          <table:table-cell table:style-name="ce41" office:value-type="float" office:value="1176.46" calcext:value-type="float">
            <text:p>1176,46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TIRA CANAL</text:p>
          </table:table-cell>
          <table:table-cell table:style-name="ce41" office:value-type="float" office:value="190.65" calcext:value-type="float">
            <text:p>190,65</text:p>
          </table:table-cell>
          <table:table-cell/>
          <table:table-cell office:value-type="string" calcext:value-type="string">
            <text:p>MÊS 03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STRIPE</text:p>
          </table:table-cell>
          <table:table-cell table:style-name="ce41" office:value-type="float" office:value="354.04" calcext:value-type="float">
            <text:p>354,0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08 LYCRA</text:p>
          </table:table-cell>
          <table:table-cell table:style-name="ce41" office:value-type="float" office:value="334.44" calcext:value-type="float">
            <text:p>334,44</text:p>
          </table:table-cell>
          <table:table-cell/>
          <table:table-cell office:value-type="string" calcext:value-type="string">
            <text:p>MÊS 04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06 LYCRA</text:p>
          </table:table-cell>
          <table:table-cell table:style-name="ce41" office:value-type="float" office:value="434" calcext:value-type="float">
            <text:p>434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float" office:value="1653" calcext:value-type="float">
            <text:p>1653</text:p>
          </table:table-cell>
          <table:table-cell table:style-name="ce41" office:value-type="float" office:value="225.78" calcext:value-type="float">
            <text:p>225,78</text:p>
          </table:table-cell>
          <table:table-cell/>
          <table:table-cell office:value-type="string" calcext:value-type="string">
            <text:p>MÊS 05</text:p>
          </table:table-cell>
          <table:table-cell table:number-columns-repeated="16379"/>
        </table:table-row>
        <table:table-row table:style-name="ro2">
          <table:table-cell/>
          <table:table-cell table:style-name="ce41" office:value-type="string" calcext:value-type="string">
            <text:p>TURIN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CHEYNNET</text:p>
          </table:table-cell>
          <table:table-cell table:style-name="ce41" office:value-type="float" office:value="208" calcext:value-type="float">
            <text:p>208</text:p>
          </table:table-cell>
          <table:table-cell table:number-columns-repeated="16381"/>
        </table:table-row>
        <table:table-row table:style-name="ro2">
          <table:table-cell/>
          <table:table-cell table:style-name="ce41" office:value-type="string" calcext:value-type="string">
            <text:p>NEW CONFORT</text:p>
          </table:table-cell>
          <table:table-cell table:style-name="ce41" office:value-type="float" office:value="67.29" calcext:value-type="float">
            <text:p>67,29</text:p>
          </table:table-cell>
          <table:table-cell table:number-columns-repeated="16381"/>
        </table:table-row>
        <table:table-row table:style-name="ro2" table:number-rows-repeated="1048551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3" table:style-name="ta1">
        <office:forms form:automatic-focus="false" form:apply-design-mode="false"/>
        <table:table-column table:style-name="co6" table:number-columns-repeated="2" table:default-cell-style-name="ce40"/>
        <table:table-column table:style-name="co11" table:default-cell-style-name="ce40"/>
        <table:table-column table:style-name="co12" table:default-cell-style-name="ce40"/>
        <table:table-column table:style-name="co13" table:number-columns-repeated="7" table:default-cell-style-name="ce40"/>
        <table:table-column table:style-name="co10" table:number-columns-repeated="16373" table:default-cell-style-name="ce40"/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office:value-type="string" calcext:value-type="string">
            <text:p>PREÇO M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KO</text:p>
          </table:table-cell>
          <table:table-cell table:style-name="ce42" office:value-type="float" office:value="55.87" calcext:value-type="float">
            <text:p>55,8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NVDA</text:p>
          </table:table-cell>
          <table:table-cell table:style-name="ce42" office:value-type="float" office:value="179.56" calcext:value-type="float">
            <text:p>179,56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FRCB</text:p>
          </table:table-cell>
          <table:table-cell table:style-name="ce42" office:value-type="float" office:value="23.25" calcext:value-type="float">
            <text:p>23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MMM</text:p>
          </table:table-cell>
          <table:table-cell table:style-name="ce42" office:value-type="float" office:value="109.67" calcext:value-type="float">
            <text:p>109,6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PBR</text:p>
          </table:table-cell>
          <table:table-cell table:style-name="ce42" office:value-type="float" office:value="10.84" calcext:value-type="float">
            <text:p>10,84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ELMD</text:p>
          </table:table-cell>
          <table:table-cell table:style-name="ce42" office:value-type="float" office:value="10.73" calcext:value-type="float">
            <text:p>10,73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TAG</text:p>
          </table:table-cell>
          <table:table-cell table:style-name="ce42" office:value-type="float" office:value="34.27" calcext:value-type="float">
            <text:p>34,27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SHBI</text:p>
          </table:table-cell>
          <table:table-cell table:style-name="ce42" office:value-type="float" office:value="11.25" calcext:value-type="float">
            <text:p>11,25</text:p>
          </table:table-cell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O</text:p>
          </table:table-cell>
          <table:table-cell table:style-name="ce42"/>
          <table:table-cell table:number-columns-repeated="16381"/>
        </table:table-row>
        <table:table-row table:style-name="ro2">
          <table:table-cell/>
          <table:table-cell table:style-name="ce42" office:value-type="string" calcext:value-type="string">
            <text:p>ALNT</text:p>
          </table:table-cell>
          <table:table-cell table:style-name="ce42" office:value-type="float" office:value="36.37" calcext:value-type="float">
            <text:p>36,37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number-columns-repeated="2" office:value-type="string" calcext:value-type="string">
            <text:p>PAGO</text:p>
          </table:table-cell>
          <table:table-cell table:number-columns-repeated="16379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12" calcext:value-type="float">
            <text:p>12</text:p>
          </table:table-cell>
          <table:table-cell table:style-name="ce59" office:value-type="float" office:value="1" calcext:value-type="float">
            <text:p>1</text:p>
          </table:table-cell>
          <table:table-cell table:style-name="ce61" office:value-type="float" office:value="2" calcext:value-type="float">
            <text:p>2</text:p>
          </table:table-cell>
          <table:table-cell table:style-name="ce63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3" office:value-type="float" office:value="5" calcext:value-type="float">
            <text:p>5</text:p>
          </table:table-cell>
          <table:table-cell table:style-name="ce81" office:value-type="float" office:value="6" calcext:value-type="float">
            <text:p>6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587.66" calcext:value-type="currency">
            <text:p>R$ 587,66</text:p>
          </table:table-cell>
          <table:table-cell table:style-name="ce60" office:value-type="currency" office:currency="BRL" office:value="710" calcext:value-type="currency">
            <text:p>R$ 710,00</text:p>
          </table:table-cell>
          <table:table-cell table:style-name="ce62" office:value-type="currency" office:currency="BRL" office:value="638.58" calcext:value-type="currency">
            <text:p>R$ 638,58</text:p>
          </table:table-cell>
          <table:table-cell table:style-name="ce70" office:value-type="currency" office:currency="BRL" office:value="638.58" calcext:value-type="currency">
            <text:p>R$ 638,58</text:p>
          </table:table-cell>
          <table:table-cell table:style-name="ce72" office:value-type="currency" office:currency="BRL" office:value="638.58" calcext:value-type="currency">
            <text:p>R$ 638,58</text:p>
          </table:table-cell>
          <table:table-cell table:style-name="ce80" office:value-type="currency" office:currency="BRL" office:value="638.58" calcext:value-type="currency">
            <text:p>R$ 638,58</text:p>
          </table:table-cell>
          <table:table-cell table:style-name="ce82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300" calcext:value-type="currency">
            <text:p>R$ 3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 office:value-type="currency" office:currency="BRL" office:value="169.33" calcext:value-type="currency">
            <text:p>R$ 169,33</text:p>
          </table:table-cell>
          <table:table-cell table:style-name="ce62" office:value-type="currency" office:currency="BRL" office:value="169.33" calcext:value-type="currency">
            <text:p>R$ 169,33</text:p>
          </table:table-cell>
          <table:table-cell table:style-name="ce70" office:value-type="currency" office:currency="BRL" office:value="85" calcext:value-type="currency">
            <text:p>R$ 85,00</text:p>
          </table:table-cell>
          <table:table-cell table:style-name="ce72" office:value-type="currency" office:currency="BRL" office:value="85" calcext:value-type="currency">
            <text:p>R$ 85,00</text:p>
          </table:table-cell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 office:value-type="currency" office:currency="BRL" office:value="139.54" calcext:value-type="currency">
            <text:p>R$ 139,54</text:p>
          </table:table-cell>
          <table:table-cell table:style-name="ce60" office:value-type="currency" office:currency="BRL" office:value="175.43" calcext:value-type="currency">
            <text:p>R$ 175,43</text:p>
          </table:table-cell>
          <table:table-cell table:style-name="ce62" office:value-type="currency" office:currency="BRL" office:value="211.33" calcext:value-type="currency">
            <text:p>R$ 211,33</text:p>
          </table:table-cell>
          <table:table-cell table:style-name="ce70" office:value-type="currency" office:currency="BRL" office:value="35.9" calcext:value-type="currency">
            <text:p>R$ 35,90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 office:value-type="currency" office:currency="BRL" office:value="0" calcext:value-type="currency">
            <text:p>R$ 0,00</text:p>
          </table:table-cell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 office:value-type="currency" office:currency="BRL" office:value="1085.44" calcext:value-type="currency">
            <text:p>R$ 1.085,44</text:p>
          </table:table-cell>
          <table:table-cell table:style-name="ce60" office:value-type="currency" office:currency="BRL" office:value="200" calcext:value-type="currency">
            <text:p>R$ 200,00</text:p>
          </table:table-cell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16:.D21])" office:value-type="currency" office:currency="BRL" office:value="1812.64" calcext:value-type="currency">
            <text:p>R$ 1.812,64</text:p>
          </table:table-cell>
          <table:table-cell table:style-name="ce58" table:formula="of:=SUM([.E16:.E21])" office:value-type="currency" office:currency="BRL" office:value="1554.76" calcext:value-type="currency">
            <text:p>R$ 1.554,76</text:p>
          </table:table-cell>
          <table:table-cell table:style-name="ce58" table:formula="of:=SUM([.F16:.F21])" office:value-type="currency" office:currency="BRL" office:value="1019.24" calcext:value-type="currency">
            <text:p>R$ 1.019,24</text:p>
          </table:table-cell>
          <table:table-cell table:style-name="ce58" table:formula="of:=SUM([.G16:.G21])" office:value-type="currency" office:currency="BRL" office:value="759.48" calcext:value-type="currency">
            <text:p>R$ 759,48</text:p>
          </table:table-cell>
          <table:table-cell table:style-name="ce58" table:formula="of:=SUM([.H16:.H21])" office:value-type="currency" office:currency="BRL" office:value="723.58" calcext:value-type="currency">
            <text:p>R$ 723,58</text:p>
          </table:table-cell>
          <table:table-cell table:style-name="ce58" table:formula="of:=SUM([.I16:.I21])" office:value-type="currency" office:currency="BRL" office:value="638.58" calcext:value-type="currency">
            <text:p>R$ 638,58</text:p>
          </table:table-cell>
          <table:table-cell table:style-name="ce58" table:formula="of:=SUM([.J16:.J21])" office:value-type="currency" office:currency="BRL" office:value="638.58" calcext:value-type="currency">
            <text:p>R$ 638,58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3"/>
          <table:table-cell table:style-name="ce56" office:value-type="float" office:value="7" calcext:value-type="float">
            <text:p>7</text:p>
          </table:table-cell>
          <table:table-cell table:style-name="ce59" office:value-type="float" office:value="8" calcext:value-type="float">
            <text:p>8</text:p>
          </table:table-cell>
          <table:table-cell table:style-name="ce61" office:value-type="float" office:value="9" calcext:value-type="float">
            <text:p>9</text:p>
          </table:table-cell>
          <table:table-cell table:style-name="ce63" office:value-type="float" office:value="10" calcext:value-type="float">
            <text:p>10</text:p>
          </table:table-cell>
          <table:table-cell table:style-name="ce71" office:value-type="float" office:value="11" calcext:value-type="float">
            <text:p>11</text:p>
          </table:table-cell>
          <table:table-cell table:style-name="ce73" office:value-type="float" office:value="12" calcext:value-type="float">
            <text:p>12</text:p>
          </table:table-cell>
          <table:table-cell table:style-name="ce81" office:value-type="float" office:value="1" calcext:value-type="float">
            <text:p>1</text:p>
          </table:table-cell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NTER</text:p>
          </table:table-cell>
          <table:table-cell table:style-name="ce57" office:value-type="currency" office:currency="BRL" office:value="322.93" calcext:value-type="currency">
            <text:p>R$ 322,93</text:p>
          </table:table-cell>
          <table:table-cell table:style-name="ce60" office:value-type="currency" office:currency="BRL" office:value="322.93" calcext:value-type="currency">
            <text:p>R$ 322,93</text:p>
          </table:table-cell>
          <table:table-cell table:style-name="ce62" office:value-type="currency" office:currency="BRL" office:value="322.92" calcext:value-type="currency">
            <text:p>R$ 322,92</text:p>
          </table:table-cell>
          <table:table-cell table:style-name="ce70" office:value-type="currency" office:currency="BRL" office:value="322.92" calcext:value-type="currency">
            <text:p>R$ 322,92</text:p>
          </table:table-cell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C6 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PICPAY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NUBANK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ITAU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2"/>
          <table:table-cell table:style-name="ce44" office:value-type="string" calcext:value-type="string">
            <text:p>MERCADO L</text:p>
          </table:table-cell>
          <table:table-cell table:style-name="ce57"/>
          <table:table-cell table:style-name="ce60"/>
          <table:table-cell table:style-name="ce62"/>
          <table:table-cell table:style-name="ce70"/>
          <table:table-cell table:style-name="ce72"/>
          <table:table-cell table:style-name="ce80"/>
          <table:table-cell table:style-name="ce82"/>
          <table:table-cell table:number-columns-repeated="16374"/>
        </table:table-row>
        <table:table-row table:style-name="ro2">
          <table:table-cell table:number-columns-repeated="3"/>
          <table:table-cell table:style-name="ce58" table:formula="of:=SUM([.D24:.D29])" office:value-type="currency" office:currency="BRL" office:value="322.93" calcext:value-type="currency">
            <text:p>R$ 322,93</text:p>
          </table:table-cell>
          <table:table-cell table:style-name="ce58" table:formula="of:=SUM([.E24:.E29])" office:value-type="currency" office:currency="BRL" office:value="322.93" calcext:value-type="currency">
            <text:p>R$ 322,93</text:p>
          </table:table-cell>
          <table:table-cell table:style-name="ce58" table:formula="of:=SUM([.F24:.F29])" office:value-type="currency" office:currency="BRL" office:value="322.92" calcext:value-type="currency">
            <text:p>R$ 322,92</text:p>
          </table:table-cell>
          <table:table-cell table:style-name="ce58" table:formula="of:=SUM([.G24:.G29])" office:value-type="currency" office:currency="BRL" office:value="322.92" calcext:value-type="currency">
            <text:p>R$ 322,92</text:p>
          </table:table-cell>
          <table:table-cell table:style-name="ce58" table:formula="of:=SUM([.H24:.H29])" office:value-type="currency" office:currency="BRL" office:value="0" calcext:value-type="currency">
            <text:p>R$ 0,00</text:p>
          </table:table-cell>
          <table:table-cell table:style-name="ce58" table:formula="of:=SUM([.I24:.I29])" office:value-type="currency" office:currency="BRL" office:value="0" calcext:value-type="currency">
            <text:p>R$ 0,00</text:p>
          </table:table-cell>
          <table:table-cell table:style-name="ce58" table:formula="of:=SUM([.J24:.J29])" office:value-type="currency" office:currency="BRL" office:value="0" calcext:value-type="currency">
            <text:p>R$ 0,00</text:p>
          </table:table-cell>
          <table:table-cell table:number-columns-repeated="16374"/>
        </table:table-row>
        <table:table-row table:style-name="ro2" table:number-rows-repeated="1048545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Planilha4" table:style-name="ta2">
        <office:forms form:automatic-focus="false" form:apply-design-mode="false"/>
        <table:table-column table:style-name="co13" table:default-cell-style-name="Default"/>
        <table:table-column table:style-name="co13" table:default-cell-style-name="ce83"/>
        <table:table-column table:style-name="co13" table:default-cell-style-name="ce84"/>
        <table:table-column table:style-name="co13" table:default-cell-style-name="Default"/>
        <table:table-row table:style-name="ro3">
          <table:table-cell/>
          <table:table-cell office:value-type="string" calcext:value-type="string">
            <text:p>PRODUTO</text:p>
          </table:table-cell>
          <table:table-cell table:style-name="ce83" office:value-type="string" calcext:value-type="string">
            <text:p>VALO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MAÇA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UVA</text:p>
          </table:table-cell>
          <table:table-cell office:value-type="currency" office:currency="BRL" office:value="2" calcext:value-type="currency">
            <text:p>R$ 2,0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OMATE</text:p>
          </table:table-cell>
          <table:table-cell office:value-type="currency" office:currency="BRL" office:value="10" calcext:value-type="currency">
            <text:p>R$ 10,00</text:p>
          </table:table-cell>
          <table:table-cell/>
        </table:table-row>
        <table:table-row table:style-name="ro3">
          <table:table-cell/>
          <table:table-cell table:style-name="Default" table:number-columns-repeated="2"/>
          <table:table-cell table:style-name="ce85" table:formula="of:=SUM([.C2:.C4])" office:value-type="currency" office:currency="BRL" office:value="22" calcext:value-type="currency">
            <text:p>R$ 22,00</text:p>
          </table:table-cell>
        </table:table-row>
      </table:table>
      <table:named-expressions/>
      <table:database-ranges>
        <table:database-range table:name="__Anonymous_Sheet_DB__0" table:target-range-address="Planilha1.A1:Planilha1.E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7:50:48.3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ágina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title/>
    <dc:description/>
    <dc:subject/>
    <meta:initial-creator/>
    <meta:creation-date>2023-10-30T13:15:11Z</meta:creation-date>
    <dc:date>2024-01-17T10:36:35.584000000</dc:date>
    <meta:editing-cycles>126</meta:editing-cycles>
    <meta:editing-duration>P3DT3H10M59S</meta:editing-duration>
    <meta:document-statistic meta:table-count="4" meta:cell-count="2924" meta:object-count="0"/>
  </office:meta>
</office:document-meta>
</file>